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style>
    <style:style style:name="Table19.A" style:family="table-column">
      <style:table-column-properties style:column-width="7.0806in" style:rel-column-width="65535*"/>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20" style:family="table">
      <style:table-properties style:width="7.0806in" table:align="margins"/>
    </style:style>
    <style:style style:name="Table20.A" style:family="table-column">
      <style:table-column-properties style:column-width="7.0806in" style:rel-column-width="65535*"/>
    </style:style>
    <style:style style:name="Table20.A1" style:family="table-cell">
      <style:table-cell-properties fo:padding="0.0382in" fo:border="0.0007in solid #000000"/>
    </style:style>
    <style:style style:name="Table21" style:family="table">
      <style:table-properties style:width="7.0806in" table:align="margins"/>
    </style:style>
    <style:style style:name="Table21.A" style:family="table-column">
      <style:table-column-properties style:column-width="7.0806in" style:rel-column-width="65535*"/>
    </style:style>
    <style:style style:name="Table21.1" style:family="table-row">
      <style:table-row-properties style:keep-together="false" fo:keep-together="always"/>
    </style:style>
    <style:style style:name="Table21.A1" style:family="table-cell">
      <style:table-cell-properties fo:padding="0.0382in" fo:border="0.0007in solid #000000"/>
    </style:style>
    <style:style style:name="Table22" style:family="table">
      <style:table-properties style:width="7.0806in" table:align="margins"/>
    </style:style>
    <style:style style:name="Table22.A" style:family="table-column">
      <style:table-column-properties style:column-width="7.0806in" style:rel-column-width="65535*"/>
    </style:style>
    <style:style style:name="Table22.A1" style:family="table-cell">
      <style:table-cell-properties fo:padding="0.0382in" fo:border="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itle">
      <style:text-properties fo:font-size="60pt" style:font-size-asian="60pt" style:font-size-complex="60pt"/>
    </style:style>
    <style:style style:name="P7" style:family="paragraph" style:parent-style-name="Footnote">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text-properties fo:font-weight="normal" style:font-weight-asian="normal" style:font-weight-complex="normal"/>
    </style:style>
    <style:style style:name="P15" style:family="paragraph" style:parent-style-name="Table_20_Contents">
      <style:paragraph-properties fo:text-align="center" style:justify-single-word="false"/>
      <style:text-properties style:font-name="Courier New" fo:font-weight="bold" style:font-weight-asian="bold" style:font-weight-complex="bold"/>
    </style:style>
    <style:style style:name="P16" style:family="paragraph" style:parent-style-name="Table_20_Contents">
      <style:paragraph-properties fo:text-align="justify" style:justify-single-word="false"/>
      <style:text-properties style:font-name="Courier New" fo:font-weight="bold" style:font-weight-asian="bold" style:font-weight-complex="bold"/>
    </style:style>
    <style:style style:name="P17" style:family="paragraph" style:parent-style-name="Table_20_Contents">
      <style:paragraph-properties fo:text-align="center" style:justify-single-word="false"/>
      <style:text-properties style:font-name="Courier New" fo:font-size="12pt" style:font-size-asian="12pt" style:font-size-complex="12pt"/>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paragraph-properties fo:text-align="justify" style:justify-single-word="false"/>
      <style:text-properties style:font-name="Courier New" fo:font-size="10pt" style:font-size-asian="10pt" style:font-size-complex="10pt"/>
    </style:style>
    <style:style style:name="P20" style:family="paragraph" style:parent-style-name="Table_20_Contents">
      <style:paragraph-properties fo:text-align="center" style:justify-single-word="false"/>
      <style:text-properties style:font-name="Courier New"/>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3" style:family="paragraph" style:parent-style-name="Table_20_Contents">
      <style:text-properties fo:color="#808080" fo:font-size="10pt" style:font-size-asian="10pt" style:font-size-complex="10pt"/>
    </style:style>
    <style:style style:name="P24" style:family="paragraph" style:parent-style-name="Table_20_Contents">
      <style:text-properties fo:font-size="10pt" style:font-size-asian="10pt" style:font-size-complex="10pt"/>
    </style:style>
    <style:style style:name="P25" style:family="paragraph" style:parent-style-name="Table_20_Contents">
      <style:paragraph-properties fo:text-align="start" style:justify-single-word="false"/>
      <style:text-properties fo:font-size="10pt" style:font-size-asian="10pt" style:font-size-complex="10pt"/>
    </style:style>
    <style:style style:name="P26" style:family="paragraph" style:parent-style-name="Table_20_Contents">
      <style:paragraph-properties fo:text-align="center" style:justify-single-word="false"/>
      <style:text-properties style:font-name="Arial Black" fo:font-size="10pt" style:font-size-asian="10pt" style:font-size-complex="10pt"/>
    </style:style>
    <style:style style:name="P27" style:family="paragraph" style:parent-style-name="Table_20_Contents">
      <style:text-properties fo:font-size="12pt" fo:font-weight="bold" style:font-size-asian="12pt" style:font-weight-asian="bold" style:font-size-complex="12pt" style:font-weight-complex="bold"/>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0" style:family="paragraph" style:parent-style-name="Table_20_Contents">
      <style:text-properties style:use-window-font-color="true" fo:font-size="10pt" style:font-size-asian="10pt" style:font-size-complex="10pt"/>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Code">
      <style:text-properties fo:font-size="12pt" fo:font-weight="bold" style:font-size-asian="12pt" style:font-weight-asian="bold" style:font-size-complex="12pt" style:font-weight-complex="bold"/>
    </style:style>
    <style:style style:name="P33" style:family="paragraph" style:parent-style-name="Code">
      <style:paragraph-properties fo:text-align="justify" style:justify-single-word="false"/>
    </style:style>
    <style:style style:name="P34" style:family="paragraph" style:parent-style-name="Code">
      <style:text-properties style:font-name="Times New Roman" fo:font-size="14pt" style:font-name-asian="SimSun" style:font-size-asian="14pt" style:font-name-complex="Mangal" style:font-size-complex="14pt"/>
    </style:style>
    <style:style style:name="P35" style:family="paragraph" style:parent-style-name="Code">
      <style:text-properties style:text-underline-style="solid" style:text-underline-type="double" style:text-underline-width="auto" style:text-underline-color="font-color"/>
    </style:style>
    <style:style style:name="P36" style:family="paragraph" style:parent-style-name="Code">
      <style:text-properties style:text-underline-style="solid" style:text-underline-width="auto" style:text-underline-color="font-color" fo:font-weight="bold" style:font-weight-asian="bold" style:font-weight-complex="bold"/>
    </style:style>
    <style:style style:name="P37" style:family="paragraph" style:parent-style-name="Text_20_body">
      <style:paragraph-properties fo:break-before="page"/>
    </style:style>
    <style:style style:name="P38" style:family="paragraph" style:parent-style-name="Heading_20_1">
      <style:paragraph-properties fo:text-align="justify" style:justify-single-word="false"/>
    </style:style>
    <style:style style:name="P39" style:family="paragraph" style:parent-style-name="Heading_20_1">
      <style:paragraph-properties fo:break-before="page"/>
    </style:style>
    <style:style style:name="P40" style:family="paragraph" style:parent-style-name="Contents_20_Heading">
      <style:paragraph-properties fo:break-before="page"/>
    </style:style>
    <style:style style:name="P41" style:family="paragraph" style:parent-style-name="Contents_20_1">
      <style:paragraph-properties>
        <style:tab-stops>
          <style:tab-stop style:position="7.0602in" style:type="right" style:leader-style="dotted" style:leader-text="."/>
        </style:tab-stops>
      </style:paragraph-properties>
    </style:style>
    <style:style style:name="P42" style:family="paragraph" style:parent-style-name="Contents_20_2">
      <style:paragraph-properties>
        <style:tab-stops>
          <style:tab-stop style:position="6.8839in" style:type="right"/>
        </style:tab-stops>
      </style:paragraph-properties>
    </style:style>
    <style:style style:name="P43" style:family="paragraph" style:parent-style-name="Index_20_1">
      <style:paragraph-properties>
        <style:tab-stops>
          <style:tab-stop style:position="7.0807in" style:type="right"/>
        </style:tab-stops>
      </style:paragraph-properties>
    </style:style>
    <style:style style:name="P44" style:family="paragraph" style:parent-style-name="Index_20_Separator">
      <style:paragraph-properties>
        <style:tab-stops/>
      </style:paragraph-properties>
    </style:style>
    <style:style style:name="P45" style:family="paragraph" style:parent-style-name="Text_20_body" style:master-page-name="Standard">
      <style:paragraph-properties style:page-numb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paragraph-properties fo:text-align="justify" style:justify-single-word="false"/>
    </style:style>
    <style:style style:name="P49" style:family="paragraph" style:parent-style-name="Text_20_body" style:list-style-name="L3">
      <style:paragraph-properties fo:text-align="justify" style:justify-single-word="false"/>
    </style:style>
    <style:style style:name="P50" style:family="paragraph" style:parent-style-name="Text_20_body" style:list-style-name="L5">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8">
      <style:paragraph-properties fo:text-align="justify" style:justify-single-word="false"/>
    </style:style>
    <style:style style:name="P53" style:family="paragraph" style:parent-style-name="Text_20_body" style:list-style-name="L10">
      <style:paragraph-properties fo:text-align="justify" style:justify-single-word="false"/>
    </style:style>
    <style:style style:name="P54" style:family="paragraph" style:parent-style-name="Text_20_body" style:list-style-name="L11">
      <style:paragraph-properties fo:text-align="justify" style:justify-single-word="false"/>
    </style:style>
    <style:style style:name="P55" style:family="paragraph" style:parent-style-name="Text_20_body" style:list-style-name="L12">
      <style:paragraph-properties fo:text-align="justify" style:justify-single-word="false"/>
    </style:style>
    <style:style style:name="P56" style:family="paragraph" style:parent-style-name="Text_20_body" style:list-style-name="L13">
      <style:paragraph-properties fo:text-align="justify" style:justify-single-word="false"/>
    </style:style>
    <style:style style:name="P57" style:family="paragraph" style:parent-style-name="Text_20_body" style:list-style-name="L14">
      <style:paragraph-properties fo:text-align="justify" style:justify-single-word="false"/>
    </style:style>
    <style:style style:name="P58" style:family="paragraph" style:parent-style-name="Text_20_body" style:list-style-name="L15">
      <style:paragraph-properties fo:text-align="justify" style:justify-single-word="false"/>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Text_20_body"/>
      <text:p text:style-name="Text_20_body"/>
      <text:p text:style-name="Text_20_body"/>
      <text:p text:style-name="P6">The fOOrth User's Guide</text:p>
      <text:p text:style-name="Subtitle">An RPN, object oriented language that is not FORTH.</text:p>
      <text:p text:style-name="Subtitle">by Peter Camilleri </text:p>
      <text:p text:style-name="Text_20_body"/>
      <text:p text:style-name="P2">Last Update: March 18, 2015</text:p>
      <text:p text:style-name="P2">Covering fOOrth version 0.0.3</text:p>
      <text:p text:style-name="P2">Status: Unpublished.</text:p>
      <text:p text:style-name="Text_20_body"/>
      <text:p text:style-name="Text_20_body"/>
      <text:p text:style-name="Text_20_body"/>
      <text:p text:style-name="P3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5"/>
      <text:p text:style-name="P5"/>
      <text:p text:style-name="P4">This page is left blank.</text:p>
      <text:p text:style-name="P4">For the sake 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40">Table of Contents</text:p>
          </text:index-title>
          <text:p text:style-name="P41">The MIT License (MIT).<text:tab/>5</text:p>
          <text:p text:style-name="P41">Introduction<text:tab/>6</text:p>
          <text:p text:style-name="P42">About the name fOOrth<text:tab/>6</text:p>
          <text:p text:style-name="P42">How fOOrth came to be<text:tab/>6</text:p>
          <text:p text:style-name="P42">Goals and Principles<text:tab/>7</text:p>
          <text:p text:style-name="P42">Report Card<text:tab/>8</text:p>
          <text:p text:style-name="P42">Special Note of Thanks<text:tab/>9</text:p>
          <text:p text:style-name="P41">Installation<text:tab/>10</text:p>
          <text:p text:style-name="P42">Ruby<text:tab/>10</text:p>
          <text:p text:style-name="P42">fOOrth<text:tab/>10</text:p>
          <text:p text:style-name="P42">Running fOOrth<text:tab/>11</text:p>
          <text:p text:style-name="P42">Source Archive<text:tab/>11</text:p>
          <text:p text:style-name="P41">First Steps<text:tab/>12</text:p>
          <text:p text:style-name="P41">The Syntax and Style of fOOrth<text:tab/>14</text:p>
          <text:p text:style-name="P42">Syntax<text:tab/>14</text:p>
          <text:p text:style-name="P42">Spaces<text:tab/>14</text:p>
          <text:p text:style-name="P42">Comments<text:tab/>14</text:p>
          <text:p text:style-name="P42">String Literals<text:tab/>14</text:p>
          <text:p text:style-name="P42">Numeric Literals<text:tab/>15</text:p>
          <text:p text:style-name="P41">A fOOrth Calculator<text:tab/>16</text:p>
          <text:p text:style-name="P42">The Basics<text:tab/>16</text:p>
          <text:p text:style-name="P42">Stack Manipulation<text:tab/>17</text:p>
          <text:p text:style-name="P42">Programming<text:tab/>19</text:p>
          <text:p text:style-name="P42">Control Structures<text:tab/>20</text:p>
          <text:p text:style-name="P42">Data Memory<text:tab/>24</text:p>
          <text:p text:style-name="P41">Data Storage in fOOrth<text:tab/>25</text:p>
          <text:p text:style-name="P42">Typing<text:tab/>25</text:p>
          <text:p text:style-name="P42">Declarations<text:tab/>25</text:p>
          <text:p text:style-name="P42">Scoping<text:tab/>25</text:p>
          <text:p text:style-name="P42">Referencing<text:tab/>26</text:p>
          <text:p text:style-name="P42">Mutation<text:tab/>27</text:p>
          <text:p text:style-name="P41">The Class Tree<text:tab/>29</text:p>
          <text:p text:style-name="P42">A Brief Overview<text:tab/>29</text:p>
          <text:p text:style-name="P41">Method Mapping<text:tab/>31</text:p>
          <text:p text:style-name="P41">Routing<text:tab/>32</text:p>
          <text:p text:style-name="P42">Routing Internals<text:tab/>33</text:p>
          <text:p text:style-name="P41">Handling Exceptions<text:tab/>35</text:p>
          <text:p text:style-name="P42">fOOrth Native Exception Codes:<text:tab/>35</text:p>
          <text:p text:style-name="P41">Array<text:tab/>36</text:p>
          <text:p text:style-name="P42">Array Literals<text:tab/>36</text:p>
          <text:p text:style-name="P42">Class Methods<text:tab/>36</text:p>
          <text:p text:style-name="P42">Instance Methods<text:tab/>36</text:p>
          <text:p text:style-name="P42">See Also<text:tab/>36</text:p>
          <text:p text:style-name="P41">Class<text:tab/>37</text:p>
          <text:p text:style-name="P42">Instance Methods<text:tab/>37</text:p>
          <text:p text:style-name="P42">See Also<text:tab/>37</text:p>
          <text:p text:style-name="P41">Complex<text:tab/>38</text:p>
          <text:p text:style-name="P42">Complex Literals<text:tab/>38</text:p>
          <text:p text:style-name="P42">Instance Methods<text:tab/>39</text:p>
          <text:p text:style-name="P42">Instance Stubs<text:tab/>39</text:p>
          <text:p text:style-name="P42">See Also<text:tab/>39</text:p>
          <text:p text:style-name="P41">Exception<text:tab/>40</text:p>
          <text:p text:style-name="P41">FalseClass<text:tab/>41</text:p>
          <text:p text:style-name="P42">Instance Methods<text:tab/>41</text:p>
          <text:p text:style-name="P42">See Also<text:tab/>41</text:p>
          <text:p text:style-name="P41">Float<text:tab/>43</text:p>
          <text:p text:style-name="P42">Float Literals<text:tab/>43</text:p>
          <text:p text:style-name="P42">See Also<text:tab/>43</text:p>
          <text:p text:style-name="P41">Hash<text:tab/>44</text:p>
          <text:p text:style-name="P42">Hash Literals<text:tab/>44</text:p>
          <text:p text:style-name="P42">Instance Methods<text:tab/>44</text:p>
          <text:p text:style-name="P42">See Also<text:tab/>44</text:p>
          <text:p text:style-name="P41">InStream<text:tab/>45</text:p>
          <text:p text:style-name="P42">Class Methods<text:tab/>45</text:p>
          <text:p text:style-name="P42">Instance Methods<text:tab/>45</text:p>
          <text:p text:style-name="P42">See Also<text:tab/>45</text:p>
          <text:p text:style-name="P41">Integer<text:tab/>46</text:p>
          <text:p text:style-name="P42">Integer Literals<text:tab/>46</text:p>
          <text:p text:style-name="P42">Instance Methods<text:tab/>46</text:p>
          <text:p text:style-name="P42">See Also<text:tab/>46</text:p>
          <text:p text:style-name="P41">MaxNumeric<text:tab/>48</text:p>
          <text:p text:style-name="P41">MinNumeric<text:tab/>49</text:p>
          <text:p text:style-name="P41">NilClass<text:tab/>50</text:p>
          <text:p text:style-name="P42">Instance Methods<text:tab/>50</text:p>
          <text:p text:style-name="P42">See Also<text:tab/>50</text:p>
          <text:p text:style-name="P41">Numeric<text:tab/>51</text:p>
          <text:p text:style-name="P42">Instance Methods<text:tab/>51</text:p>
          <text:p text:style-name="P42">See Also<text:tab/>51</text:p>
          <text:p text:style-name="P41">Object<text:tab/>52</text:p>
          <text:p text:style-name="P42">Instance Methods<text:tab/>52</text:p>
          <text:p text:style-name="P42">See Also<text:tab/>61</text:p>
          <text:p text:style-name="P41">OutStream<text:tab/>62</text:p>
          <text:p text:style-name="P42">Class Methods<text:tab/>62</text:p>
          <text:p text:style-name="P42"><text:soft-page-break/>Instance Methods<text:tab/>62</text:p>
          <text:p text:style-name="P42">Class Stubs<text:tab/>62</text:p>
          <text:p text:style-name="P42">See Also<text:tab/>62</text:p>
          <text:p text:style-name="P41">Procedure<text:tab/>63</text:p>
          <text:p text:style-name="P42">Procedure Literals<text:tab/>63</text:p>
          <text:p text:style-name="P42">Instance Methods<text:tab/>63</text:p>
          <text:p text:style-name="P42">See Also<text:tab/>63</text:p>
          <text:p text:style-name="P41">Queue<text:tab/>64</text:p>
          <text:p text:style-name="P42">Instance Methods<text:tab/>64</text:p>
          <text:p text:style-name="P42">See Also<text:tab/>64</text:p>
          <text:p text:style-name="P41">Rational<text:tab/>65</text:p>
          <text:p text:style-name="P42">Rational Literals<text:tab/>65</text:p>
          <text:p text:style-name="P42">Instance Methods<text:tab/>65</text:p>
          <text:p text:style-name="P42">See Also<text:tab/>66</text:p>
          <text:p text:style-name="P41">Stack<text:tab/>67</text:p>
          <text:p text:style-name="P42">Instance Methods<text:tab/>67</text:p>
          <text:p text:style-name="P42">See Also<text:tab/>67</text:p>
          <text:p text:style-name="P41">String<text:tab/>68</text:p>
          <text:p text:style-name="P42">String Literals<text:tab/>68</text:p>
          <text:p text:style-name="P42">Instance Methods<text:tab/>68</text:p>
          <text:p text:style-name="P42">See Also<text:tab/>68</text:p>
          <text:p text:style-name="P41">Thread<text:tab/>69</text:p>
          <text:p text:style-name="P42">Class Methods<text:tab/>69</text:p>
          <text:p text:style-name="P42">Instance Methods<text:tab/>69</text:p>
          <text:p text:style-name="P42">See Also<text:tab/>69</text:p>
          <text:p text:style-name="P41">TrueClass<text:tab/>70</text:p>
          <text:p text:style-name="P42">See Also<text:tab/>70</text:p>
          <text:p text:style-name="P41">VirtualMachine<text:tab/>71</text:p>
          <text:p text:style-name="P42">Instance Methods<text:tab/>71</text:p>
          <text:p text:style-name="P42">Commands<text:tab/>73</text:p>
          <text:p text:style-name="P42">See Also<text:tab/>74</text:p>
          <text:p text:style-name="P41">Appendix A – Symbol Glossary<text:tab/>75</text:p>
          <text:p text:style-name="P41">Appendix B – Regular Expressions<text:tab/>77</text:p>
          <text:p text:style-name="P41">Edit History:<text:tab/>79</text:p>
        </text:index-body>
      </text:table-of-content>
      <text:p text:style-name="Text_20_body"/>
      <text:h text:style-name="P39"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38" text:outline-level="1">Introduction</text:h>
      <text:h text:style-name="Heading_20_2" text:outline-level="2">About the name fOOrth</text:h>
      <text:p text:style-name="Standard"/>
      <text:p text:style-name="P8">The name of programming language fOOrth is an example of a malamanteau<text:note text:id="ftn1" text:note-class="footnote"><text:note-citation>1</text:note-citation><text:note-body><text:p text:style-name="P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8">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8">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7194551066508789705" text:style-name="L1">
        <text:list-item>
          <text:p text:style-name="P46">A Simple, Easy-to-Understand syntax that is none the less, Expressive and Compact:</text:p>
        </text:list-item>
      </text:list>
      <text:list xml:id="list5616125063007797205" text:style-name="L2">
        <text:list-item>
          <text:list>
            <text:list-item>
              <text:p text:style-name="P47">Source code in fOOrth is free-form with no line oriented limitations or rules.</text:p>
            </text:list-item>
            <text:list-item>
              <text:p text:style-name="P47">Support is given to the easy representation of common literal data such as strings, integers, floating point numbers, rational numbers, and complex numbers.</text:p>
            </text:list-item>
          </text:list>
        </text:list-item>
      </text:list>
      <text:list xml:id="list35276859" text:continue-list="list7194551066508789705" text:style-name="L1">
        <text:list-item>
          <text:p text:style-name="P46">Safe Data and Data Structures:</text:p>
        </text:list-item>
      </text:list>
      <text:list xml:id="list8727311795050711652" text:style-name="L3">
        <text:list-item>
          <text:list>
            <text:list-item>
              <text:p text:style-name="P49">Simple, reliable arithmetic. In fOOrth, integer operations never overflow. Rational <text:soft-page-break/>values can be represented exactly, complex numbers are supported, and conversions between numeric types are simple.</text:p>
            </text:list-item>
            <text:list-item>
              <text:p text:style-name="P49">Strings grow as needed without the need to allocate space or worry about overflow.</text:p>
            </text:list-item>
            <text:list-item>
              <text:p text:style-name="P49">Data containers such as arrays and hashes grow as needed. Out of range subscripts cannot access undefined memory regions. </text:p>
            </text:list-item>
          </text:list>
        </text:list-item>
      </text:list>
      <text:list xml:id="list35283304" text:continue-list="list35276859" text:style-name="L1">
        <text:list-item>
          <text:p text:style-name="P46">Message Passing:</text:p>
        </text:list-item>
      </text:list>
      <text:list xml:id="list5901825617484444681" text:style-name="L4">
        <text:list-item>
          <text:list>
            <text:list-item>
              <text:p text:style-name="P59">In fOOrth all actions take the form of messages sent to a receiver.</text:p>
            </text:list-item>
            <text:list-item>
              <text:p text:style-name="P59">The routing of messages is specified by the exact type of the message.</text:p>
            </text:list-item>
            <text:list-item>
              <text:p text:style-name="P59">Message receivers include data items on the stack as well as the virtual machine object associated with the current thread of execution.</text:p>
            </text:list-item>
            <text:list-item>
              <text:p text:style-name="P59">Messages for which no routing specification can be found, generate an error at compile time.</text:p>
            </text:list-item>
          </text:list>
        </text:list-item>
      </text:list>
      <text:list xml:id="list35281302" text:continue-list="list35283304" text:style-name="L1">
        <text:list-item>
          <text:p text:style-name="P46">Object Oriented Design:</text:p>
        </text:list-item>
      </text:list>
      <text:list xml:id="list8288844395064229222" text:style-name="L5">
        <text:list-item>
          <text:list>
            <text:list-item>
              <text:p text:style-name="P50">Support class based inheritance, with a non-cyclic (single inheritance) tree derived from a common base Object class.</text:p>
            </text:list-item>
            <text:list-item>
              <text:p text:style-name="P60">Support late binding and polymorphism through message interface compatibility or “duck” typing.</text:p>
            </text:list-item>
          </text:list>
        </text:list-item>
      </text:list>
      <text:list xml:id="list35294617" text:continue-list="list35281302" text:style-name="L1">
        <text:list-item>
          <text:p text:style-name="P46">Meta programming: </text:p>
        </text:list-item>
      </text:list>
      <text:list xml:id="list1433418060554669315" text:style-name="L6">
        <text:list-item>
          <text:list>
            <text:list-item>
              <text:p text:style-name="P61">Support extensible language constructs by making the compiler an accessible part of the system.</text:p>
            </text:list-item>
          </text:list>
        </text:list-item>
      </text:list>
      <text:list xml:id="list35300570" text:continue-list="list35294617" text:style-name="L1">
        <text:list-item>
          <text:p text:style-name="P46">Reliability:</text:p>
        </text:list-item>
      </text:list>
      <text:list xml:id="list3597380991755307776" text:style-name="L7">
        <text:list-item>
          <text:list>
            <text:list-item>
              <text:p text:style-name="P62">Errors should be detected as soon as possible. </text:p>
            </text:list-item>
            <text:list-item>
              <text:p text:style-name="P62">Language constructs should not be designed in a way that causes simple coding errors to spin off into infinite loops. </text:p>
            </text:list-item>
          </text:list>
        </text:list-item>
      </text:list>
      <text:list xml:id="list35285616" text:continue-list="list35300570" text:style-name="L1">
        <text:list-item>
          <text:p text:style-name="P51">Building on the host language:</text:p>
        </text:list-item>
      </text:list>
      <text:list xml:id="list8298674059742302546" text:style-name="L8">
        <text:list-item>
          <text:list>
            <text:list-item>
              <text:p text:style-name="P52">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6854360"/>Thanks<text:alphabetical-index-mark-end text:id="IMark15685436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794896428592963596" text:style-name="L9">
        <text:list-item>
          <text:p text:style-name="P63">ruby 1.9.3p484 (2013-11-22) [i386-mingw32]</text:p>
        </text:list-item>
        <text:list-item>
          <text:p text:style-name="P63">ruby 2.1.5p273 (2014-11-13 revision 48405) [i386-mingw32]</text:p>
        </text:list-item>
        <text:list-item>
          <text:p text:style-name="P63">Rubinius – to be tested!</text:p>
        </text:list-item>
        <text:list-item>
          <text:p text:style-name="P6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8">Once fOOrth is installed, there are several options for running the language environment. These are:</text:p>
      <text:p text:style-name="P8"/>
      <text:h text:style-name="Heading_20_3" text:outline-level="3"><text:alphabetical-index-mark-start text:id="IMark156854360"/>Rake<text:alphabetical-index-mark-end text:id="IMark156854360"/>:</text:h>
      <text:p text:style-name="P8">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6854360"/>Demo.rb<text:alphabetical-index-mark-end text:id="IMark15685436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0">Tokens</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text:p>
          </table:table-cell>
          <table:table-cell table:style-name="Table1.E1" office:value-type="string">
            <text:p text:style-name="P11">.</text:p>
          </table:table-cell>
        </table:table-row>
        <table:table-row>
          <table:table-cell table:style-name="Table1.A2" office:value-type="string">
            <text:p text:style-name="P10">Output</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9'</text:p>
          </table:table-cell>
        </table:table-row>
        <table:table-row>
          <table:table-cell table:style-name="Table1.A3" table:number-rows-spanned="2" office:value-type="string">
            <text:p text:style-name="P10">Data Stack</text:p>
          </table:table-cell>
          <table:table-cell table:style-name="Table1.A2" office:value-type="string">
            <text:p text:style-name="P10">4</text:p>
          </table:table-cell>
          <table:table-cell table:style-name="Table1.A2" office:value-type="string">
            <text:p text:style-name="P10">5</text:p>
          </table:table-cell>
          <table:table-cell table:style-name="Table1.A2" office:value-type="string">
            <text:p text:style-name="P10">9</text:p>
          </table:table-cell>
          <table:table-cell table:style-name="Table1.E2" office:value-type="string">
            <text:p text:style-name="P10"/>
          </table:table-cell>
        </table:table-row>
        <table:table-row>
          <table:covered-table-cell/>
          <table:table-cell table:style-name="Table1.A2" office:value-type="string">
            <text:p text:style-name="P10"/>
          </table:table-cell>
          <table:table-cell table:style-name="Table1.A2" office:value-type="string">
            <text:p text:style-name="P10">4</text:p>
          </table:table-cell>
          <table:table-cell table:style-name="Table1.A2" office:value-type="string">
            <text:p text:style-name="P10"/>
          </table:table-cell>
          <table:table-cell table:style-name="Table1.E2" office:value-type="string">
            <text:p text:style-name="P10"/>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0">Infix</text:p>
          </table:table-cell>
          <table:table-cell table:style-name="Table2.A1" office:value-type="string">
            <text:p text:style-name="P10">Postfix</text:p>
          </table:table-cell>
          <table:table-cell table:style-name="Table2.C1" office:value-type="string">
            <text:p text:style-name="P10">Result</text:p>
          </table:table-cell>
        </table:table-row>
        <table:table-row>
          <table:table-cell table:style-name="Table2.A2" office:value-type="string">
            <text:p text:style-name="P10">2+3*4</text:p>
          </table:table-cell>
          <table:table-cell table:style-name="Table2.A2" office:value-type="string">
            <text:p text:style-name="P10">2 3 4 * +</text:p>
          </table:table-cell>
          <table:table-cell table:style-name="Table2.C2" office:value-type="string">
            <text:p text:style-name="P10">14</text:p>
          </table:table-cell>
        </table:table-row>
        <table:table-row>
          <table:table-cell table:style-name="Table2.A2" office:value-type="string">
            <text:p text:style-name="P10">(2+3)*4</text:p>
          </table:table-cell>
          <table:table-cell table:style-name="Table2.A2" office:value-type="string">
            <text:p text:style-name="P10">2 3 + 4 *</text:p>
          </table:table-cell>
          <table:table-cell table:style-name="Table2.C2" office:value-type="string">
            <text:p text:style-name="P10">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0">Language</text:p>
            <text:p text:style-name="P10">Tokens</text:p>
          </table:table-cell>
          <table:table-cell table:style-name="Table3.B1" table:number-columns-spanned="2" office:value-type="string">
            <text:p text:style-name="P10">Abstract Pseudo-Code Generated</text:p>
          </table:table-cell>
          <table:covered-table-cell/>
        </table:table-row>
        <table:table-row>
          <table:covered-table-cell/>
          <table:table-cell table:style-name="Table3.B2" office:value-type="string">
            <text:p text:style-name="P10">FORTH</text:p>
          </table:table-cell>
          <table:table-cell table:style-name="Table3.C2" office:value-type="string">
            <text:p text:style-name="P10">fOOrth</text:p>
          </table:table-cell>
        </table:table-row>
        <table:table-row>
          <table:table-cell table:style-name="Table3.B2" office:value-type="string">
            <text:p text:style-name="P11">4</text:p>
          </table:table-cell>
          <table:table-cell table:style-name="Table3.B2" office:value-type="string">
            <text:p text:style-name="P10">Push_integer 4</text:p>
          </table:table-cell>
          <table:table-cell table:style-name="Table3.C2" office:value-type="string">
            <text:p text:style-name="P10">Push_integer 4</text:p>
          </table:table-cell>
        </table:table-row>
        <table:table-row>
          <table:table-cell table:style-name="Table3.B2" office:value-type="string">
            <text:p text:style-name="P11">5</text:p>
          </table:table-cell>
          <table:table-cell table:style-name="Table3.B2" office:value-type="string">
            <text:p text:style-name="P10">Push_integer 5</text:p>
          </table:table-cell>
          <table:table-cell table:style-name="Table3.C2" office:value-type="string">
            <text:p text:style-name="P10">Push_integer 5</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T<text:span text:style-name="T6">2</text:span> = Pop_integer</text:p>
            <text:p text:style-name="P10">T<text:span text:style-name="T6">3 </text:span>= Add_integers T<text:span text:style-name="T6">2 </text:span>,T<text:span text:style-name="T6">1</text:span></text:p>
            <text:p text:style-name="P10">Push_integer T<text:span text:style-name="T6">3</text:span></text:p>
          </table:table-cell>
          <table:table-cell table:style-name="Table3.C2" office:value-type="string">
            <text:p text:style-name="P10">T<text:span text:style-name="T6">1</text:span> = Pop_object</text:p>
            <text:p text:style-name="P10">T<text:span text:style-name="T6">2</text:span> = Pop_object</text:p>
            <text:p text:style-name="P10">T<text:span text:style-name="T6">3</text:span> = T<text:span text:style-name="T6">2</text:span>.Add(T<text:span text:style-name="T6">1</text:span>)</text:p>
            <text:p text:style-name="P10">Push_object T<text:span text:style-name="T6">3</text:span></text:p>
          </table:table-cell>
        </table:table-row>
        <table:table-row>
          <table:table-cell table:style-name="Table3.A5" office:value-type="string">
            <text:p text:style-name="P11">.</text:p>
          </table:table-cell>
          <table:table-cell table:style-name="Table3.B2" office:value-type="string">
            <text:p text:style-name="P10">T<text:span text:style-name="T6">1</text:span> = Pop_integer</text:p>
            <text:p text:style-name="P10">Print_integer T<text:span text:style-name="T6">1</text:span></text:p>
          </table:table-cell>
          <table:table-cell table:style-name="Table3.C2" office:value-type="string">
            <text:p text:style-name="P10">T<text:span text:style-name="T6">1</text:span> = Pop_object</text:p>
            <text:p text:style-name="P10">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3"><text:alphabetical-index-mark-start text:id="IMark242446084"/>drop<text:alphabetical-index-mark-end text:id="IMark24244608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242446084"/>dup<text:alphabetical-index-mark-end text:id="IMark24244608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33">&gt;</text:p>
          </table:table-cell>
        </table:table-row>
        <table:table-row table:style-name="Table54.1">
          <table:table-cell table:style-name="Table54.A2" office:value-type="string">
            <text:p text:style-name="P13"><text:alphabetical-index-mark-start text:id="IMark242446084"/>nip<text:alphabetical-index-mark-end text:id="IMark24244608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33">&gt;</text:p>
          </table:table-cell>
        </table:table-row>
        <table:table-row table:style-name="Table54.1">
          <table:table-cell table:style-name="Table54.A2" office:value-type="string">
            <text:p text:style-name="P13"><text:alphabetical-index-mark-start text:id="IMark242446084"/>over<text:alphabetical-index-mark-end text:id="IMark24244608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3"><text:alphabetical-index-mark-start text:id="IMark242446084"/>pick<text:alphabetical-index-mark-end text:id="IMark24244608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242446084"/>swap<text:alphabetical-index-mark-end text:id="IMark24244608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33">&gt;</text:p>
          </table:table-cell>
        </table:table-row>
        <table:table-row table:style-name="Table54.1">
          <table:table-cell table:style-name="Table54.A2" office:value-type="string">
            <text:p text:style-name="P13"><text:alphabetical-index-mark-start text:id="IMark242446084"/>tuck<text:alphabetical-index-mark-end text:id="IMark24244608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776706581624771826" text:style-name="L10">
        <text:list-item>
          <text:p text:style-name="P53">To store return addresses for word calls. In fOOrth this is handled by the Ruby virtual machine.</text:p>
        </text:list-item>
        <text:list-item>
          <text:p text:style-name="P53">To store context for control structures. In fOOrth the context mechanism provides for a far richer and more reliable set of control, compile, and data structures.</text:p>
        </text:list-item>
        <text:list-item>
          <text:p text:style-name="P5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29897772"/>if<text:alphabetical-index-mark-end text:id="IMark229897772"/>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else” and “then”.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229897772"/>switch<text:alphabetical-index-mark-end text:id="IMark229897772"/>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229897772"/>do<text:alphabetical-index-mark-end text:id="IMark229897772"/>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229897772"/>loop<text:alphabetical-index-mark-end text:id="IMark229897772"/>” commands mark the boundaries of the loop; The “<text:alphabetical-index-mark-start text:id="IMark135232244"/>i<text:alphabetical-index-mark-end text:id="IMark135232244"/>” command is used to retrieve the current loop counter value. For nested loops, the “<text:alphabetical-index-mark-start text:id="IMark229898012"/>j<text:alphabetical-index-mark-end text:id="IMark229898012"/>” command retrieves the value of the outer loops counter value. <text:s/>By default, the “loop” command adds one to the loop value. For more flexible looping, the “<text:alphabetical-index-mark-start text:id="IMark229896380"/>+loop<text:alphabetical-index-mark-end text:id="IMark2298963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29896380"/>-i<text:alphabetical-index-mark-end text:id="IMark229896380"/> and <text:alphabetical-index-mark-start text:id="IMark229898012"/>-j<text:alphabetical-index-mark-end text:id="IMark22989801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229898012"/>begin<text:alphabetical-index-mark-end text:id="IMark229898012"/> statement</text:h>
      <text:p text:style-name="P3">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7071410168060331961" text:style-name="L11">
        <text:list-item>
          <text:p text:style-name="P54">begin … <text:alphabetical-index-mark-start text:id="IMark135232244"/>until<text:alphabetical-index-mark-end text:id="IMark135232244"/> – loops until the top of stack is true.</text:p>
        </text:list-item>
        <text:list-item>
          <text:p text:style-name="P54">begin … <text:alphabetical-index-mark-start text:id="IMark229898012"/>again<text:alphabetical-index-mark-end text:id="IMark229898012"/> – loops indefinitely </text:p>
        </text:list-item>
        <text:list-item>
          <text:p text:style-name="P54">begin … <text:alphabetical-index-mark-start text:id="IMark135232244"/>repeat<text:alphabetical-index-mark-end text:id="IMark135232244"/>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36"/>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35232244"/>Typing<text:alphabetical-index-mark-end text:id="IMark135232244"/></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35232244"/>Duck Typing<text:alphabetical-index-mark-end text:id="IMark13523224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5232244"/>Declarations<text:alphabetical-index-mark-end text:id="IMark135232244"/></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35232244"/>Scoping<text:alphabetical-index-mark-end text:id="IMark135232244"/></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35232244"/><text:span text:style-name="T7">val:</text:span><text:alphabetical-index-mark-end text:id="IMark135232244"/> and <text:alphabetical-index-mark-start text:id="IMark229896380"/><text:span text:style-name="T7">var:</text:span><text:alphabetical-index-mark-end text:id="IMark22989638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29896380"/><text:span text:style-name="T7">.init</text:span><text:alphabetical-index-mark-end text:id="IMark229896380"/> method being the most popular since it is called to initialize a new instance of the object.</text:p>
      <text:p text:style-name="P3">Methods: <text:alphabetical-index-mark-start text:id="IMark229896380"/><text:span text:style-name="T7">val@:</text:span><text:alphabetical-index-mark-end text:id="IMark229896380"/> and <text:alphabetical-index-mark-start text:id="IMark135232244"/><text:span text:style-name="T7">var@:</text:span><text:alphabetical-index-mark-end text:id="IMark135232244"/></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35232244"/><text:span text:style-name="T7">val#:</text:span><text:alphabetical-index-mark-end text:id="IMark135232244"/> and <text:alphabetical-index-mark-start text:id="IMark229896380"/><text:span text:style-name="T7">var#:</text:span><text:alphabetical-index-mark-end text:id="IMark22989638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229896380"/><text:span text:style-name="T7">val$:</text:span><text:alphabetical-index-mark-end text:id="IMark229896380"/> and <text:alphabetical-index-mark-start text:id="IMark135232244"/><text:span text:style-name="T7">var$:</text:span><text:alphabetical-index-mark-end text:id="IMark135232244"/></text:p>
      <text:p text:style-name="P3">Regex for valid local variable names: <text:span text:style-name="T7">/^\$[a-z][a-z0-9_]*$/</text:span></text:p>
      <text:p text:style-name="Text_20_body">Notes:</text:p>
      <text:p text:style-name="Text_20_body"/>
      <text:h text:style-name="Heading_20_2" text:outline-level="2"><text:alphabetical-index-mark-start text:id="IMark135232244"/>Referencing<text:alphabetical-index-mark-end text:id="IMark135232244"/></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3">Task</text:p>
          </table:table-cell>
          <table:table-cell table:style-name="Table56.A1" office:value-type="string">
            <text:p text:style-name="P31">var</text:p>
          </table:table-cell>
          <table:table-cell table:style-name="Table56.C1" office:value-type="string">
            <text:p text:style-name="P31">val</text:p>
          </table:table-cell>
        </table:table-row>
        <table:table-row>
          <table:table-cell table:style-name="Table56.A2" office:value-type="string">
            <text:p text:style-name="P13">Sample Declarations</text:p>
          </table:table-cell>
          <table:table-cell table:style-name="Table56.A2" office:value-type="string">
            <text:p text:style-name="P10">0 var: score</text:p>
          </table:table-cell>
          <table:table-cell table:style-name="Table56.C2" office:value-type="string">
            <text:p text:style-name="P10">10 val: max_score</text:p>
          </table:table-cell>
        </table:table-row>
        <table:table-row>
          <table:table-cell table:style-name="Table56.A3" office:value-type="string">
            <text:p text:style-name="P13">Just what is being declared?</text:p>
          </table:table-cell>
          <table:table-cell table:style-name="Table56.A2" office:value-type="string">
            <text:p text:style-name="P25">A method (called score) that pushes a reference to the value onto the stack.</text:p>
          </table:table-cell>
          <table:table-cell table:style-name="Table56.C2" office:value-type="string">
            <text:p text:style-name="P25">A method (called max_score) that pushes the value onto the stack.</text:p>
          </table:table-cell>
        </table:table-row>
        <table:table-row>
          <table:table-cell table:style-name="Table56.A2" office:value-type="string">
            <text:p text:style-name="P13">Retrieve the value of the variable.</text:p>
          </table:table-cell>
          <table:table-cell table:style-name="Table56.A2" office:value-type="string">
            <text:p text:style-name="P10">score @</text:p>
          </table:table-cell>
          <table:table-cell table:style-name="Table56.C2" office:value-type="string">
            <text:p text:style-name="P10">max_score </text:p>
          </table:table-cell>
        </table:table-row>
        <table:table-row>
          <table:table-cell table:style-name="Table56.A2" office:value-type="string">
            <text:p text:style-name="P13">Update the value of the variable.</text:p>
          </table:table-cell>
          <table:table-cell table:style-name="Table56.A2" office:value-type="string">
            <text:p text:style-name="P10">1 score !</text:p>
          </table:table-cell>
          <table:table-cell table:style-name="Table56.C2" office:value-type="string">
            <text:p text:style-name="P10">--<text:note text:id="ftn0"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3">Get a reference to the variable.</text:p>
          </table:table-cell>
          <table:table-cell table:style-name="Table56.A2" office:value-type="string">
            <text:p text:style-name="P10">score</text:p>
          </table:table-cell>
          <table:table-cell table:style-name="Table56.C2" office:value-type="string">
            <text:p text:style-name="P10">--<text:note text:id="ftn43"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5232244"/>Mutation<text:alphabetical-index-mark-end text:id="IMark135232244"/></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
      <text:p text:style-name="Text_20_body"/>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32">Object</text:p>
      <text:p text:style-name="P32"><text:tab/>Array</text:p>
      <text:p text:style-name="P32"><text:tab/>Class</text:p>
      <text:p text:style-name="P32"><text:tab/>Exception</text:p>
      <text:p text:style-name="P32"><text:tab/>FalseClass</text:p>
      <text:p text:style-name="P32"><text:tab/>Hash</text:p>
      <text:p text:style-name="P32"><text:tab/>InStream</text:p>
      <text:p text:style-name="P32"><text:tab/>MaxNumeric</text:p>
      <text:p text:style-name="P32"><text:tab/>MinNumeric</text:p>
      <text:p text:style-name="P32"><text:tab/>NilClass</text:p>
      <text:p text:style-name="P32"><text:tab/>Numeric</text:p>
      <text:p text:style-name="P32"><text:tab/><text:tab/>Complex</text:p>
      <text:p text:style-name="P32"><text:tab/><text:tab/>Float</text:p>
      <text:p text:style-name="P32"><text:tab/><text:tab/>Integer</text:p>
      <text:p text:style-name="P32"><text:tab/><text:tab/><text:tab/>Bignum</text:p>
      <text:p text:style-name="P32"><text:tab/><text:tab/><text:tab/>Fixnum</text:p>
      <text:p text:style-name="P32"><text:tab/><text:tab/>Rational</text:p>
      <text:p text:style-name="P32"><text:tab/>OutStream</text:p>
      <text:p text:style-name="P32"><text:tab/>Procedure</text:p>
      <text:p text:style-name="P32"><text:tab/>Queue</text:p>
      <text:p text:style-name="P32"><text:tab/>String</text:p>
      <text:p text:style-name="P32"><text:tab/>Thread</text:p>
      <text:p text:style-name="P32"><text:tab/>TrueClass</text:p>
      <text:p text:style-name="P32"><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35232244"/>Classes<text:alphabetical-index-mark-end text:id="IMark135232244"/></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35232244"/>Inheritance<text:alphabetical-index-mark-end text:id="IMark135232244"/></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35232244"/>Methods<text:alphabetical-index-mark-end text:id="IMark135232244"/></text:h>
      <text:p text:style-name="P3">All code in fOOrth is contained in methods. A method is a fragment of code that an object uses to respond to a message that has been sent to that object. In fOOrth there are three sorts of methods:</text:p>
      <text:list xml:id="list2084248570161184328" text:style-name="L12">
        <text:list-item>
          <text:p text:style-name="P55">Shared: Methods that are common to all instances of the class that contains them.</text:p>
        </text:list-item>
        <text:list-item>
          <text:p text:style-name="P55">Exclusive: Methods that are defined for one and only one object (and all of its clones that are created <text:span text:style-name="T2">after</text:span> the exclusive method is defined.).</text:p>
        </text:list-item>
        <text:list-item>
          <text:p text:style-name="P55">Local: Methods that are created in a context and are accessible only in that context. When the context concludes, these methods are no longer accessible.</text:p>
        </text:list-item>
      </text:list>
      <text:h text:style-name="Heading_20_3" text:outline-level="3"><text:alphabetical-index-mark-start text:id="IMark229898012"/>Late Binding<text:alphabetical-index-mark-end text:id="IMark229898012"/> and <text:alphabetical-index-mark-start text:id="IMark229896380"/>Polymorphism<text:alphabetical-index-mark-end text:id="IMark229896380"/></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229896380"/>Method Mapping<text:alphabetical-index-mark-end text:id="IMark229896380"/></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1046597797601160557" text:style-name="L13">
        <text:list-item>
          <text:p text:style-name="P56">The strings used by fOOrth needed to be converted to Ruby symbols to allow code to be executed in Ruby.</text:p>
        </text:list-item>
        <text:list-item>
          <text:p text:style-name="P56">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56">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229898012"/>SymbolMap<text:alphabetical-index-mark-end text:id="IMark229898012"/> class. This class creates mappings in one of two ways:</text:p>
      <text:list xml:id="list1176512931833029278" text:style-name="L14">
        <text:list-item>
          <text:p text:style-name="P5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5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229898012"/>Routing<text:alphabetical-index-mark-end text:id="IMark22989801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8677409378331217521" text:style-name="L15">
        <text:list-item>
          <text:p text:style-name="P58">The defining word used to create the method.</text:p>
        </text:list-item>
        <text:list-item>
          <text:p text:style-name="P58">The receiver of the defining word used to create the method.</text:p>
        </text:list-item>
        <text:list-item>
          <text:p text:style-name="P58">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1">Defining Word</text:p>
          </table:table-cell>
          <table:table-cell table:style-name="Table9.A1" office:value-type="string">
            <text:p text:style-name="P11">DW Receiver</text:p>
          </table:table-cell>
          <table:table-cell table:style-name="Table9.A1" office:value-type="string">
            <text:p text:style-name="P11">Method Name</text:p>
          </table:table-cell>
          <table:table-cell table:style-name="Table9.A1" office:value-type="string">
            <text:p text:style-name="P11">Message Routing</text:p>
          </table:table-cell>
          <table:table-cell table:style-name="Table9.E1" office:value-type="string">
            <text:p text:style-name="P12">Notes</text:p>
          </table:table-cell>
        </table:table-row>
        <table:table-row>
          <table:table-cell table:style-name="Table9.A2" office:value-type="string">
            <text:p text:style-name="P11"><text:alphabetical-index-mark-start text:id="IMark242446084"/>:<text:alphabetical-index-mark-end text:id="IMark242446084"/></text:p>
          </table:table-cell>
          <table:table-cell table:style-name="Table9.A2" office:value-type="string">
            <text:p text:style-name="P10">N/A</text:p>
          </table:table-cell>
          <table:table-cell table:style-name="Table9.A2" office:value-type="string">
            <text:p text:style-name="P17">any<text:note text:id="ftn24" text:note-class="footnote"><text:note-citation>26</text:note-citation><text:note-body><text:p text:style-name="Footnote">The names of Virtual Machine methods have no restrictions except that they contain no spaces.</text:p></text:note-body></text:note></text:p>
          </table:table-cell>
          <table:table-cell table:style-name="Table9.A2" office:value-type="string">
            <text:p text:style-name="P10">VM<text:note text:id="ftn25" text:note-class="footnote"><text:note-citation>27</text:note-citation><text:note-body><text:p text:style-name="Footnote">The message receiver is the Virtual Machine.</text:p></text:note-body></text:note></text:p>
          </table:table-cell>
          <table:table-cell table:style-name="Table9.E2" office:value-type="string">
            <text:p text:style-name="P13">A virtual machine method.</text:p>
          </table:table-cell>
        </table:table-row>
        <table:table-row>
          <table:table-cell table:style-name="Table9.A3" table:number-rows-spanned="4" office:value-type="string">
            <text:p text:style-name="P11"><text:alphabetical-index-mark-start text:id="IMark242446084"/>.:<text:alphabetical-index-mark-end text:id="IMark24244608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note text:id="ftn26" text:note-class="footnote"><text:note-citation>28</text:note-citation><text:note-body><text:p text:style-name="Footnote">The message receiver is the Top element of the Data Stack.</text:p></text:note-body></text:note></text:p>
          </table:table-cell>
          <table:table-cell table:style-name="Table9.E2" office:value-type="string">
            <text:p text:style-name="P13">A public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note text:id="ftn27" text:note-class="footnote"><text:note-citation>29</text:note-citation><text:note-body><text:p text:style-name="Footnote">The message receiver is the implicit “self” of the method owner.</text:p></text:note-body></text:note></text:p>
          </table:table-cell>
          <table:table-cell table:style-name="Table9.E2" office:value-type="string">
            <text:p text:style-name="P13">A private shared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note text:id="ftn28" text:note-class="footnote"><text:note-citation>30</text:note-citation><text:note-body><text:p text:style-name="Footnote">The message receiver is the Second element of the Data Stack.</text:p></text:note-body></text:note></text:p>
          </table:table-cell>
          <table:table-cell table:style-name="Table9.E2" office:value-type="string">
            <text:p text:style-name="P13">A public shared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note text:id="ftn29" text:note-class="footnote"><text:note-citation>31</text:note-citation><text:note-body><text:p text:style-name="Footnote">Any method beginning with an upper case letter or $ or # or @ is invalid and will generate an error.</text:p></text:note-body></text:note></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table:number-rows-spanned="7" office:value-type="string">
            <text:p text:style-name="P11"><text:alphabetical-index-mark-start text:id="IMark242446084"/>.::<text:alphabetical-index-mark-end text:id="IMark242446084"/></text:p>
          </table: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 public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TOS</text:p>
          </table:table-cell>
          <table:table-cell table:style-name="Table9.E2" office:value-type="string">
            <text:p text:style-name="P13">An public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class method</text:p>
          </table:table-cell>
        </table:table-row>
        <table:table-row>
          <table:covered-table-cell/>
          <table:table-cell table:style-name="Table9.A2" office:value-type="string">
            <text:p text:style-name="P10">An Object</text:p>
          </table:table-cell>
          <table:table-cell table:style-name="Table9.A2" office:value-type="string">
            <text:p text:style-name="P17">~name</text:p>
          </table:table-cell>
          <table:table-cell table:style-name="Table9.A2" office:value-type="string">
            <text:p text:style-name="P10">Self</text:p>
          </table:table-cell>
          <table:table-cell table:style-name="Table9.E2" office:value-type="string">
            <text:p text:style-name="P13">A private exclusive instance method.</text:p>
          </table:table-cell>
        </table:table-row>
        <table:table-row>
          <table:covered-table-cell/>
          <table:table-cell table:style-name="Table9.A2" office:value-type="string">
            <text:p text:style-name="P10">A Class</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class exclusive dyadic operator</text:p>
          </table:table-cell>
        </table:table-row>
        <table:table-row>
          <table:covered-table-cell/>
          <table:table-cell table:style-name="Table9.A2" office:value-type="string">
            <text:p text:style-name="P10">An Object</text:p>
          </table:table-cell>
          <table:table-cell table:style-name="Table9.A2" office:value-type="string">
            <text:p text:style-name="P17">other</text:p>
          </table:table-cell>
          <table:table-cell table:style-name="Table9.A2" office:value-type="string">
            <text:p text:style-name="P10">NOS</text:p>
          </table:table-cell>
          <table:table-cell table:style-name="Table9.E2" office:value-type="string">
            <text:p text:style-name="P13">A public exclusive dyadic operator</text:p>
          </table:table-cell>
        </table:table-row>
        <table:table-row>
          <table:covered-table-cell/>
          <table:table-cell table:style-name="Table9.A2" office:value-type="string">
            <text:p text:style-name="P10">N/A</text:p>
          </table:table-cell>
          <table:table-cell table:style-name="Table9.A2" office:value-type="string">
            <text:p text:style-name="P17">invalid</text:p>
          </table:table-cell>
          <table:table-cell table:style-name="Table9.A2" office:value-type="string">
            <text:p text:style-name="P10">N/A</text:p>
          </table:table-cell>
          <table:table-cell table:style-name="Table9.E2" office:value-type="string">
            <text:p text:style-name="P13">Not allowed: Error</text:p>
          </table:table-cell>
        </table:table-row>
        <table:table-row>
          <table:table-cell table:style-name="Table9.A3" office:value-type="string">
            <text:p text:style-name="P9">tbd</text:p>
          </table:table-cell>
          <table:table-cell table:style-name="Table9.A2" office:value-type="string">
            <text:p text:style-name="P10">tbd</text:p>
          </table:table-cell>
          <table:table-cell table:style-name="Table9.A2" office:value-type="string">
            <text:p text:style-name="P17">tbd</text:p>
          </table:table-cell>
          <table:table-cell table:style-name="Table9.A2" office:value-type="string">
            <text:p text:style-name="P10">Context</text:p>
          </table:table-cell>
          <table:table-cell table:style-name="Table9.E2" office:value-type="string">
            <text:p text:style-name="P21">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242445076"/>do_map_name<text:alphabetical-index-mark-end text:id="IMark242445076"/>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28">Code</text:p>
            </table:table-cell>
            <table:covered-table-cell/>
            <table:covered-table-cell/>
            <table:table-cell table:style-name="Table55.D1" office:value-type="string">
              <text:p text:style-name="P27">Description</text:p>
            </table:table-cell>
          </table:table-row>
        </table:table-header-rows>
        <table:table-row table:style-name="Table55.1">
          <table:table-cell table:style-name="Table55.A2" office:value-type="string">
            <text:p text:style-name="P22">F</text:p>
          </table:table-cell>
          <table:table-cell table:style-name="Table55.A2" office:value-type="string">
            <text:p text:style-name="P22">*</text:p>
          </table:table-cell>
          <table:table-cell table:style-name="Table55.A2" office:value-type="string">
            <text:p text:style-name="P22">*</text:p>
          </table:table-cell>
          <table:table-cell table:style-name="Table55.D2" office:value-type="string">
            <text:p text:style-name="P23">Generic fOOrth Native Exception Code for All Errors.</text:p>
          </table:table-cell>
        </table:table-row>
        <table:table-row table:style-name="Table55.1">
          <table:table-cell table:style-name="Table55.A2" office:value-type="string">
            <text:p text:style-name="P22"/>
          </table:table-cell>
          <table:table-cell table:style-name="Table55.A2" office:value-type="string">
            <text:p text:style-name="P22"/>
          </table:table-cell>
          <table:table-cell table:style-name="Table55.A2" office:value-type="string">
            <text:p text:style-name="P22"/>
          </table:table-cell>
          <table:table-cell table:style-name="Table55.D2" office:value-type="string">
            <text:p text:style-name="P23"/>
          </table:table-cell>
        </table:table-row>
        <table:table-row table:style-name="Table55.1">
          <table:table-cell table:style-name="Table55.A2" office:value-type="string">
            <text:p text:style-name="P22">F</text:p>
          </table:table-cell>
          <table:table-cell table:style-name="Table55.A2" office:value-type="string">
            <text:p text:style-name="P22">1</text:p>
          </table:table-cell>
          <table:table-cell table:style-name="Table55.A2" office:value-type="string">
            <text:p text:style-name="P22">*</text:p>
          </table:table-cell>
          <table:table-cell table:style-name="Table55.D2" office:value-type="string">
            <text:p text:style-name="P23">Compile Time Errors.</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0</text:p>
          </table:table-cell>
          <table:table-cell table:style-name="Table55.D2" office:value-type="string">
            <text:p text:style-name="P24">Syntax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1</text:p>
          </table:table-cell>
          <table:table-cell table:style-name="Table55.D2" office:value-type="string">
            <text:p text:style-name="P24">Specification Error.</text:p>
          </table:table-cell>
        </table:table-row>
        <table:table-row table:style-name="Table55.1">
          <table:table-cell table:style-name="Table55.A2" office:value-type="string">
            <text:p text:style-name="P26">F</text:p>
          </table:table-cell>
          <table:table-cell table:style-name="Table55.A2" office:value-type="string">
            <text:p text:style-name="P26">1</text:p>
          </table:table-cell>
          <table:table-cell table:style-name="Table55.A2" office:value-type="string">
            <text:p text:style-name="P26">2</text:p>
          </table:table-cell>
          <table:table-cell table:style-name="Table55.D2" office:value-type="string">
            <text:p text:style-name="P24">Control Structure Nesting Error</text:p>
          </table:table-cell>
        </table:table-row>
        <table:table-row table:style-name="Table55.1">
          <table:table-cell table:style-name="Table55.A2" office:value-type="string">
            <text:p text:style-name="P29">F</text:p>
          </table:table-cell>
          <table:table-cell table:style-name="Table55.A2" office:value-type="string">
            <text:p text:style-name="P29">1</text:p>
          </table:table-cell>
          <table:table-cell table:style-name="Table55.A1" office:value-type="string">
            <text:p text:style-name="P29">3</text:p>
          </table:table-cell>
          <table:table-cell table:style-name="Table55.D2" office:value-type="string">
            <text:p text:style-name="P30">Invalid Operation for Target.</text:p>
          </table:table-cell>
        </table:table-row>
        <table:table-row table:style-name="Table55.1">
          <table:table-cell table:style-name="Table55.A2" office:value-type="string">
            <text:p text:style-name="P29"/>
          </table:table-cell>
          <table:table-cell table:style-name="Table55.A2" office:value-type="string">
            <text:p text:style-name="P29"/>
          </table:table-cell>
          <table:table-cell table:style-name="Table55.A2" office:value-type="string">
            <text:p text:style-name="P29"/>
          </table:table-cell>
          <table:table-cell table:style-name="Table55.D2" office:value-type="string">
            <text:p text:style-name="P30"/>
          </table:table-cell>
        </table:table-row>
        <table:table-row table:style-name="Table55.1">
          <table:table-cell table:style-name="Table55.A2" office:value-type="string">
            <text:p text:style-name="P22">F</text:p>
          </table:table-cell>
          <table:table-cell table:style-name="Table55.A2" office:value-type="string">
            <text:p text:style-name="P22">2</text:p>
          </table:table-cell>
          <table:table-cell table:style-name="Table55.A2" office:value-type="string">
            <text:p text:style-name="P22">*</text:p>
          </table:table-cell>
          <table:table-cell table:style-name="Table55.D2" office:value-type="string">
            <text:p text:style-name="P23">Message Passing Errors</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0</text:p>
          </table:table-cell>
          <table:table-cell table:style-name="Table55.D2" office:value-type="string">
            <text:p text:style-name="P24">Message Not Understood by the Receiver.</text:p>
          </table:table-cell>
        </table:table-row>
        <table:table-row table:style-name="Table55.1">
          <table:table-cell table:style-name="Table55.A2" office:value-type="string">
            <text:p text:style-name="P26">F</text:p>
          </table:table-cell>
          <table:table-cell table:style-name="Table55.A2" office:value-type="string">
            <text:p text:style-name="P26">2</text:p>
          </table:table-cell>
          <table:table-cell table:style-name="Table55.A2" office:value-type="string">
            <text:p text:style-name="P26">1</text:p>
          </table:table-cell>
          <table:table-cell table:style-name="Table55.D2" office:value-type="string">
            <text:p text:style-name="P24">Control Structure is Not Supported by the Receive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3</text:p>
          </table:table-cell>
          <table:table-cell table:style-name="Table55.A2" office:value-type="string">
            <text:p text:style-name="P22">*</text:p>
          </table:table-cell>
          <table:table-cell table:style-name="Table55.D2" office:value-type="string">
            <text:p text:style-name="P23">Data Underflow Errors</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0</text:p>
          </table:table-cell>
          <table:table-cell table:style-name="Table55.D2" office:value-type="string">
            <text:p text:style-name="P24">Virtual Machine Data Stack Underflow</text:p>
          </table:table-cell>
        </table:table-row>
        <table:table-row table:style-name="Table55.1">
          <table:table-cell table:style-name="Table55.A2" office:value-type="string">
            <text:p text:style-name="P26">F</text:p>
          </table:table-cell>
          <table:table-cell table:style-name="Table55.A2" office:value-type="string">
            <text:p text:style-name="P26">3</text:p>
          </table:table-cell>
          <table:table-cell table:style-name="Table55.A2" office:value-type="string">
            <text:p text:style-name="P26">1</text:p>
          </table:table-cell>
          <table:table-cell table:style-name="Table55.D2" office:value-type="string">
            <text:p text:style-name="P24">Stack/Queue Underflow</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6">F</text:p>
          </table:table-cell>
          <table:table-cell table:style-name="Table55.A2" office:value-type="string">
            <text:p text:style-name="P26">4</text:p>
          </table:table-cell>
          <table:table-cell table:style-name="Table55.A2" office:value-type="string">
            <text:p text:style-name="P26">0</text:p>
          </table:table-cell>
          <table:table-cell table:style-name="Table55.D2" office:value-type="string">
            <text:p text:style-name="P24">Data Conversion Error</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5</text:p>
          </table:table-cell>
          <table:table-cell table:style-name="Table55.A2" office:value-type="string">
            <text:p text:style-name="P22">*</text:p>
          </table:table-cell>
          <table:table-cell table:style-name="Table55.D2" office:value-type="string">
            <text:p text:style-name="P23">I/O Errors</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0</text:p>
          </table:table-cell>
          <table:table-cell table:style-name="Table55.D2" office:value-type="string">
            <text:p text:style-name="P24">Error Opening a File for Reading</text:p>
          </table:table-cell>
        </table:table-row>
        <table:table-row table:style-name="Table55.1">
          <table:table-cell table:style-name="Table55.A2" office:value-type="string">
            <text:p text:style-name="P26">F</text:p>
          </table:table-cell>
          <table:table-cell table:style-name="Table55.A2" office:value-type="string">
            <text:p text:style-name="P26">5</text:p>
          </table:table-cell>
          <table:table-cell table:style-name="Table55.A2" office:value-type="string">
            <text:p text:style-name="P26">1</text:p>
          </table:table-cell>
          <table:table-cell table:style-name="Table55.D2" office:value-type="string">
            <text:p text:style-name="P24">Error Opening a File for Writing</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2">F</text:p>
          </table:table-cell>
          <table:table-cell table:style-name="Table55.A2" office:value-type="string">
            <text:p text:style-name="P22">6</text:p>
          </table:table-cell>
          <table:table-cell table:style-name="Table55.A2" office:value-type="string">
            <text:p text:style-name="P22">*</text:p>
          </table:table-cell>
          <table:table-cell table:style-name="Table55.D2" office:value-type="string">
            <text:p text:style-name="P23">Thread Errors</text:p>
          </table:table-cell>
        </table:table-row>
        <table:table-row table:style-name="Table55.1">
          <table:table-cell table:style-name="Table55.A2" office:value-type="string">
            <text:p text:style-name="P26">F</text:p>
          </table:table-cell>
          <table:table-cell table:style-name="Table55.A2" office:value-type="string">
            <text:p text:style-name="P26">6</text:p>
          </table:table-cell>
          <table:table-cell table:style-name="Table55.A2" office:value-type="string">
            <text:p text:style-name="P26">0</text:p>
          </table:table-cell>
          <table:table-cell table:style-name="Table55.D2" office:value-type="string">
            <text:p text:style-name="P24">Duplicate Virtual Machine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4"/>
          </table:table-cell>
        </table:table-row>
        <table:table-row table:style-name="Table55.1">
          <table:table-cell table:style-name="Table55.A2" office:value-type="string">
            <text:p text:style-name="P29">F</text:p>
          </table:table-cell>
          <table:table-cell table:style-name="Table55.A2" office:value-type="string">
            <text:p text:style-name="P29">9</text:p>
          </table:table-cell>
          <table:table-cell table:style-name="Table55.A2" office:value-type="string">
            <text:p text:style-name="P29">0</text:p>
          </table:table-cell>
          <table:table-cell table:style-name="Table55.D2" office:value-type="string">
            <text:p text:style-name="P30">Internal Compiler Data Structure Error</text:p>
          </table:table-cell>
        </table:table-row>
      </table:table>
      <text:p text:style-name="Text_20_body"/>
      <text:h text:style-name="Heading_20_1" text:outline-level="1"><text:alphabetical-index-mark-start text:id="IMark242445076"/>Array<text:alphabetical-index-mark-end text:id="IMark242445076"/></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Text_20_body">Ipsum lorem</text:p>
      <text:h text:style-name="Heading_20_2" text:outline-level="2">Array Literals</text:h>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242445076"/>Class<text:alphabetical-index-mark-end text:id="IMark242445076"/></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Text_20_body">Ipsum lorem</text:p>
      <text:h text:style-name="Heading_20_2" text:outline-level="2">Instance Methods</text:h>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242445076"/>Complex<text:alphabetical-index-mark-end text:id="IMark242445076"/></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0" text:note-class="footnote"><text:note-citation>32</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1">Literal<text:note text:id="ftn31" text:note-class="footnote"><text:note-citation>33</text:note-citation><text:note-body><text:p text:style-name="Footnote">No spaces are permitted within the literal.</text:p></text:note-body></text:note></text:p>
          </table:table-cell>
          <table:table-cell table:style-name="Table5.B1" office:value-type="string">
            <text:p text:style-name="P11">Value<text:note text:id="ftn32" text:note-class="footnote"><text:note-citation>3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7i</text:p>
          </table:table-cell>
          <table:table-cell table:style-name="Table5.B2" office:value-type="string">
            <text:p text:style-name="P10">0-7i</text:p>
          </table:table-cell>
        </table:table-row>
        <table:table-row>
          <table:table-cell table:style-name="Table5.A2" office:value-type="string">
            <text:p text:style-name="P20">3.7i</text:p>
          </table:table-cell>
          <table:table-cell table:style-name="Table5.B2" office:value-type="string">
            <text:p text:style-name="P10">0+3.7i</text:p>
          </table:table-cell>
        </table:table-row>
        <table:table-row>
          <table:table-cell table:style-name="Table5.A2" office:value-type="string">
            <text:p text:style-name="P20">1/2i</text:p>
          </table:table-cell>
          <table:table-cell table:style-name="Table5.B2" office:value-type="string">
            <text:p text:style-name="P10">0+1/2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row>
          <table:table-cell table:style-name="Table5.A2" office:value-type="string">
            <text:p text:style-name="P20">3+7i</text:p>
          </table:table-cell>
          <table:table-cell table:style-name="Table5.B2" office:value-type="string">
            <text:p text:style-name="P10">3+7i</text:p>
          </table:table-cell>
        </table:table-row>
      </table:table>
      <text:p text:style-name="Text_20_body"/>
      <text:h text:style-name="Heading_20_2" text:outline-level="2"><text:soft-page-break/>Instance Methods</text:h>
      <table:table table:name="Table19" table:style-name="Table19">
        <table:table-column table:style-name="Table19.A"/>
        <table:table-row table:style-name="Table19.1">
          <table:table-cell table:style-name="Table19.A1" office:value-type="string">
            <text:h text:style-name="Heading_20_3" text:outline-level="3"><text:alphabetical-index-mark text:string-value=".split"/><text:alphabetical-index-mark text:string-value=".split"/>[a_complex] <text:alphabetical-index-mark-start text:id="IMark242444404"/>.cbrt<text:alphabetical-index-mark-end text:id="IMark242444404"/> [a_complex<text:span text:style-name="T10">1/3</text:span>]</text:h>
            <text:p text:style-name="Text_20_body"><text:span text:style-name="T1">Routing:</text:span> TOS.</text:p>
            <text:p text:style-name="Text_20_body">Find the cube root of the complex numeric value.</text:p>
          </table:table-cell>
        </table:table-row>
      </table:table>
      <text:p text:style-name="Text_20_body"/>
      <table:table table:name="Table20" table:style-name="Table20">
        <table:table-column table:style-name="Table20.A"/>
        <table:table-row>
          <table:table-cell table:style-name="Table20.A1" office:value-type="string">
            <text:h text:style-name="Heading_20_3" text:outline-level="3"><text:alphabetical-index-mark text:string-value=".split"/><text:alphabetical-index-mark text:string-value=".split"/>[a_complex] <text:alphabetical-index-mark-start text:id="IMark242445700"/>.e**<text:alphabetical-index-mark-end text:id="IMark242445700"/> [e<text:span text:style-name="T10">a_complex</text:span>]</text:h>
            <text:p text:style-name="Text_20_body"><text:span text:style-name="T1">Routing:</text:span> TOS.</text:p>
            <text:p text:style-name="Text_20_body">Compute the value of e raised to the power of the complex numeric value.</text:p>
          </table:table-cell>
        </table:table-row>
      </table:table>
      <text:p text:style-name="Text_20_body"/>
      <table:table table:name="Table21" table:style-name="Table21">
        <table:table-column table:style-name="Table21.A"/>
        <table:table-row table:style-name="Table21.1">
          <table:table-cell table:style-name="Table21.A1" office:value-type="string">
            <text:h text:style-name="Heading_20_3" text:outline-level="3"><text:alphabetical-index-mark text:string-value=".split"/><text:alphabetical-index-mark text:string-value=".split"/>[a_complex] <text:alphabetical-index-mark-start text:id="IMark242444404"/>.split<text:alphabetical-index-mark-end text:id="IMark242444404"/> [real_part imaginary_part]</text:h>
            <text:p text:style-name="Text_20_body"><text:span text:style-name="T1">Routing:</text:span> TOS.</text:p>
            <text:p text:style-name="Text_20_body">Split a complex number into its two component parts.</text:p>
          </table:table-cell>
        </table:table-row>
      </table:table>
      <text:p text:style-name="Text_20_body"/>
      <table:table table:name="Table22" table:style-name="Table22">
        <table:table-column table:style-name="Table22.A"/>
        <table:table-row>
          <table:table-cell table:style-name="Table22.A1" office:value-type="string">
            <text:h text:style-name="Heading_20_3" text:outline-level="3"><text:alphabetical-index-mark text:string-value=".split"/><text:alphabetical-index-mark text:string-value=".split"/>[a_complex] <text:alphabetical-index-mark-start text:id="IMark242445700"/>.sqrt<text:alphabetical-index-mark-end text:id="IMark242445700"/> [a_complex<text:span text:style-name="T10">1/2</text:span>]</text:h>
            <text:p text:style-name="Text_20_body"><text:span text:style-name="T1">Routing:</text:span> TOS.</text:p>
            <text:p text:style-name="Text_20_body">Find the square root of the complex numeric value.</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text:p>
      <text:h text:style-name="Heading_20_2" text:outline-level="2">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242443780"/>Exception<text:alphabetical-index-mark-end text:id="IMark242443780"/></text:h>
      <text:p text:style-name="Text_20_body"/>
      <text:p text:style-name="Text_20_body">Inheritance: Exception <text:span text:style-name="T9">←</text:span> Object</text:p>
      <text:p text:style-name="Code"/>
      <text:p text:style-name="P35"/>
      <text:p text:style-name="Code"/>
      <text:p text:style-name="Text_20_body">Ipsum lorem</text:p>
      <text:h text:style-name="Heading_20_2" text:outline-level="2"/>
      <text:h text:style-name="Heading_20_1" text:outline-level="1"><text:alphabetical-index-mark-start text:id="IMark242443780"/>FalseClass<text:alphabetical-index-mark-end text:id="IMark24244378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242445700"/>&amp;&amp;<text:alphabetical-index-mark-end text:id="IMark242445700"/>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242445700"/>^^<text:alphabetical-index-mark-end text:id="IMark242445700"/>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242445700"/>||<text:alphabetical-index-mark-end text:id="IMark242445700"/>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242443780"/>Float<text:alphabetical-index-mark-end text:id="IMark24244378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33" text:note-class="footnote"><text:note-citation>35</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34" text:note-class="footnote"><text:note-citation>36</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1">Literal<text:note text:id="ftn35" text:note-class="footnote"><text:note-citation>37</text:note-citation><text:note-body><text:p text:style-name="Footnote">No spaces are permitted within the literal.</text:p></text:note-body></text:note></text:p>
          </table:table-cell>
          <table:table-cell table:style-name="Table8.B1" office:value-type="string">
            <text:p text:style-name="P11">Value</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row>
          <table:table-cell table:style-name="Table8.A2" office:value-type="string">
            <text:p text:style-name="P20">-7.0</text:p>
          </table:table-cell>
          <table:table-cell table:style-name="Table8.B2" office:value-type="string">
            <text:p text:style-name="P10">-7.0</text:p>
          </table:table-cell>
        </table:table-row>
        <table:table-row>
          <table:table-cell table:style-name="Table8.A2" office:value-type="string">
            <text:p text:style-name="P20">-7.0E3</text:p>
          </table:table-cell>
          <table:table-cell table:style-name="Table8.B2" office:value-type="string">
            <text:p text:style-name="P10">-7000.0</text:p>
          </table:table-cell>
        </table:table-row>
        <table:table-row>
          <table:table-cell table:style-name="Table8.A2" office:value-type="string">
            <text:p text:style-name="P20">-7.0E-3</text:p>
          </table:table-cell>
          <table:table-cell table:style-name="Table8.B2" office:value-type="string">
            <text:p text:style-name="P10">-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6854888"/>Hash<text:alphabetical-index-mark-end text:id="IMark156854888"/></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6854888"/>InStream<text:alphabetical-index-mark-end text:id="IMark15685488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Text_20_body">Ipsum lorem</text:p>
      <text:h text:style-name="Heading_20_2" text:outline-level="2">Class Methods</text:h>
      <text:p text:style-name="Text_20_body"/>
      <text:h text:style-name="Heading_20_2" text:outline-level="2">Instance Methods</text:h>
      <text:p text:style-name="Text_20_body"/>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56854888"/>Integer<text:alphabetical-index-mark-end text:id="IMark15685488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36" text:note-class="footnote"><text:note-citation>38</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37" text:note-class="footnote"><text:note-citation>39</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1">Literal<text:note text:id="ftn38" text:note-class="footnote"><text:note-citation>40</text:note-citation><text:note-body><text:p text:style-name="Footnote">No spaces are permitted within the literal.</text:p></text:note-body></text:note></text:p>
          </table:table-cell>
          <table:table-cell table:style-name="Table7.B1" office:value-type="string">
            <text:p text:style-name="P11">Value</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7</text:p>
          </table:table-cell>
          <table:table-cell table:style-name="Table7.B2" office:value-type="string">
            <text:p text:style-name="P10">-7</text:p>
          </table:table-cell>
        </table:table-row>
        <table:table-row>
          <table:table-cell table:style-name="Table7.A2" office:value-type="string">
            <text:p text:style-name="P20">445556678789933</text:p>
          </table:table-cell>
          <table:table-cell table:style-name="Table7.B2" office:value-type="string">
            <text:p text:style-name="P10">445556678789933</text:p>
          </table:table-cell>
        </table:table-row>
        <table:table-row>
          <table:table-cell table:style-name="Table7.A2" office:value-type="string">
            <text:p text:style-name="P20">0xff</text:p>
          </table:table-cell>
          <table:table-cell table:style-name="Table7.B2" office:value-type="string">
            <text:p text:style-name="P10">255</text:p>
          </table:table-cell>
        </table:table-row>
        <table:table-row>
          <table:table-cell table:style-name="Table7.A2" office:value-type="string">
            <text:p text:style-name="P20">0xffffffffff</text:p>
          </table:table-cell>
          <table:table-cell table:style-name="Table7.B2" office:value-type="string">
            <text:p text:style-name="P10">1099511627775</text:p>
          </table:table-cell>
        </table:table-row>
        <table:table-row>
          <table:table-cell table:style-name="Table7.A2" office:value-type="string">
            <text:p text:style-name="P20">0xDeadBeef</text:p>
          </table:table-cell>
          <table:table-cell table:style-name="Table7.B2" office:value-type="string">
            <text:p text:style-name="P10">3735928559</text:p>
          </table:table-cell>
        </table:table-row>
      </table:table>
      <text:p text:style-name="Text_20_body"/>
      <text:h text:style-name="Heading_20_2" text:outline-level="2">Instance Methods</text:h>
      <text:p text:style-name="Text_20_body"/>
      <text:h text:style-name="Heading_20_2" text:outline-level="2">See Also</text:h>
      <text:p text:style-name="Text_20_body">In Object see:</text:p>
      <text:p text:style-name="Code"><text:soft-page-break/>.to_i <text:s text:c="3"/>.to_i! <text:s text:c="2"/>&lt;&gt; <text:s text:c="3"/>=</text:p>
      <text:p text:style-name="Code"/>
      <text:p text:style-name="Text_20_body">In Numeric see: All</text:p>
      <text:h text:style-name="Heading_20_1" text:outline-level="1"><text:alphabetical-index-mark-start text:id="IMark156854696"/><text:alphabetical-index-mark-start text:id="IMark156854648"/>MaxNumeric<text:alphabetical-index-mark-end text:id="IMark156854648"/><text:alphabetical-index-mark-end text:id="IMark156854696"/></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1" text:outline-level="1"><text:alphabetical-index-mark-start text:id="IMark156854696"/><text:alphabetical-index-mark-start text:id="IMark156854648"/>MinNumeric<text:alphabetical-index-mark-end text:id="IMark156854648"/><text:alphabetical-index-mark-end text:id="IMark156854696"/></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h text:style-name="Heading_20_1" text:outline-level="1"><text:alphabetical-index-mark-start text:id="IMark156854696"/><text:alphabetical-index-mark-start text:id="IMark156854648"/><text:alphabetical-index-mark-start text:id="IMark156854600"/>NilClass<text:alphabetical-index-mark-end text:id="IMark156854600"/><text:alphabetical-index-mark-end text:id="IMark156854648"/><text:alphabetical-index-mark-end text:id="IMark156854696"/></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56854936"/>&amp;&amp;<text:alphabetical-index-mark-end text:id="IMark156854936"/>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56854936"/>^^<text:alphabetical-index-mark-end text:id="IMark156854936"/>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56854936"/>||<text:alphabetical-index-mark-end text:id="IMark156854936"/>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6854696"/>Numeric<text:alphabetical-index-mark-end text:id="IMark156854696"/></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56854696"/>Object<text:alphabetical-index-mark-end text:id="IMark156854696"/></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56854936"/>&amp;&amp;<text:alphabetical-index-mark-end text:id="IMark156854936"/>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56854936"/>)methods<text:alphabetical-index-mark-end text:id="IMark156854936"/>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56854936"/>.<text:alphabetical-index-mark-end text:id="IMark156854936"/>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56854936"/>.::<text:alphabetical-index-mark-end text:id="IMark156854936"/>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34"/>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6854936"/>inst:<text:alphabetical-index-mark-end text:id="IMark156854936"/>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243331856"/>local:<text:alphabetical-index-mark-end text:id="IMark243331856"/>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243331856"/>super<text:alphabetical-index-mark-end text:id="IMark243331856"/>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243331856"/>;<text:alphabetical-index-mark-end text:id="IMark243331856"/>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243331856"/>.class<text:alphabetical-index-mark-end text:id="IMark243331856"/> [a_class]</text:h>
            <text:p text:style-name="P13"><text:span text:style-name="T1">Routing:</text:span> TOS.</text:p>
            <text:p text:style-name="P13">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243331856"/>.clone<text:alphabetical-index-mark-end text:id="IMark243331856"/>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243331856"/>.copy<text:alphabetical-index-mark-end text:id="IMark243331856"/>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243331856"/>.init<text:alphabetical-index-mark-end text:id="IMark243331856"/>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243331856"/>.is_class?<text:alphabetical-index-mark-end text:id="IMark243331856"/>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243331856"/>.name<text:alphabetical-index-mark-end text:id="IMark243331856"/>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2">Code</text:p>
          </table:table-cell>
          <table:table-cell table:style-name="Table30.B2" office:value-type="string">
            <text:p text:style-name="P12">Result</text:p>
          </table:table-cell>
        </table:table-row>
        <table:table-row>
          <table:table-cell table:style-name="Table30.A2" office:value-type="string">
            <text:p text:style-name="P16">Object .name</text:p>
          </table:table-cell>
          <table:table-cell table:style-name="Table30.B2" office:value-type="string">
            <text:p text:style-name="P13">“Object”</text:p>
          </table:table-cell>
        </table:table-row>
        <table:table-row>
          <table:table-cell table:style-name="Table30.A2" office:value-type="string">
            <text:p text:style-name="P16">100 .name</text:p>
          </table:table-cell>
          <table:table-cell table:style-name="Table30.B2" office:value-type="string">
            <text:p text:style-name="P13">“Fixnum instance”</text:p>
          </table:table-cell>
        </table:table-row>
        <table:table-row>
          <table:table-cell table:style-name="Table30.A2" office:value-type="string">
            <text:p text:style-name="P16">vm .name</text:p>
          </table:table-cell>
          <table:table-cell table:style-name="Table30.B2" office:value-type="string">
            <text:p text:style-name="P13">“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243331856"/>.strlen<text:alphabetical-index-mark-end text:id="IMark243331856"/>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2">Code</text:p>
          </table:table-cell>
          <table:table-cell table:style-name="Table31.B2" office:value-type="string">
            <text:p text:style-name="P12">Result</text:p>
          </table:table-cell>
        </table:table-row>
        <table:table-row>
          <table:table-cell table:style-name="Table31.A3" office:value-type="string">
            <text:p text:style-name="P16">"ABCD" .strlen </text:p>
          </table:table-cell>
          <table:table-cell table:style-name="Table31.A1" office:value-type="string">
            <text:p text:style-name="P13">4</text:p>
          </table:table-cell>
        </table:table-row>
        <table:table-row>
          <table:table-cell table:style-name="Table31.A3" office:value-type="string">
            <text:p text:style-name="P16">100 .strlen </text:p>
          </table:table-cell>
          <table:table-cell table:style-name="Table31.B4" office:value-type="string">
            <text:p text:style-name="P13">3</text:p>
          </table:table-cell>
        </table:table-row>
        <table:table-row>
          <table:table-cell table:style-name="Table31.A5" office:value-type="string">
            <text:p text:style-name="P16">Object .strlen </text:p>
          </table:table-cell>
          <table:table-cell table:style-name="Table31.A1" office:value-type="string">
            <text:p text:style-name="P13">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243331856"/>.to_f<text:alphabetical-index-mark-end text:id="IMark243331856"/>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2">Code</text:p>
          </table:table-cell>
          <table:table-cell table:style-name="Table32.B2" office:value-type="string">
            <text:p text:style-name="P12">Result</text:p>
          </table:table-cell>
        </table:table-row>
        <table:table-row>
          <table:table-cell table:style-name="Table32.A2" office:value-type="string">
            <text:p text:style-name="Table_20_Contents">“43.1” .to_f</text:p>
          </table:table-cell>
          <table:table-cell table:style-name="Table32.B2" office:value-type="string">
            <text:p text:style-name="Table_20_Contents">43.1</text:p>
          </table:table-cell>
        </table:table-row>
        <table:table-row>
          <table:table-cell table:style-name="Table32.A2" office:value-type="string">
            <text:p text:style-name="Table_20_Contents">99 .to_f</text:p>
          </table:table-cell>
          <table:table-cell table:style-name="Table32.B2" office:value-type="string">
            <text:p text:style-name="Table_20_Contents">99.0</text:p>
          </table:table-cell>
        </table:table-row>
        <table:table-row>
          <table:table-cell table:style-name="Table32.A2" office:value-type="string">
            <text:p text:style-name="Table_20_Contents">“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243331856"/>.to_f!<text:alphabetical-index-mark-end text:id="IMark243331856"/>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2">Code</text:p>
          </table:table-cell>
          <table:table-cell table:style-name="Table33.B2" office:value-type="string">
            <text:p text:style-name="P12">Result</text:p>
          </table:table-cell>
        </table:table-row>
        <table:table-row>
          <table:table-cell table:style-name="Table33.A2" office:value-type="string">
            <text:p text:style-name="Table_20_Contents">“43.1” .to_f!</text:p>
          </table:table-cell>
          <table:table-cell table:style-name="Table33.B2" office:value-type="string">
            <text:p text:style-name="Table_20_Contents">43.1</text:p>
          </table:table-cell>
        </table:table-row>
        <table:table-row>
          <table:table-cell table:style-name="Table33.A2" office:value-type="string">
            <text:p text:style-name="Table_20_Contents">99 .to_f!</text:p>
          </table:table-cell>
          <table:table-cell table:style-name="Table33.B2" office:value-type="string">
            <text:p text:style-name="Table_20_Contents">99.0</text:p>
          </table:table-cell>
        </table:table-row>
        <table:table-row>
          <table:table-cell table:style-name="Table33.A2" office:value-type="string">
            <text:p text:style-name="Table_20_Contents">“apple” .to_f!</text:p>
          </table:table-cell>
          <table:table-cell table:style-name="Table33.B2" office:value-type="string">
            <text:p text:style-name="P18">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243331856"/>.to_i<text:alphabetical-index-mark-end text:id="IMark243331856"/>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2">Code</text:p>
          </table:table-cell>
          <table:table-cell table:style-name="Table34.B2" office:value-type="string">
            <text:p text:style-name="P12">Result</text:p>
          </table:table-cell>
        </table:table-row>
        <table:table-row>
          <table:table-cell table:style-name="Table34.A2" office:value-type="string">
            <text:p text:style-name="Table_20_Contents">“43.1” .to_i</text:p>
          </table:table-cell>
          <table:table-cell table:style-name="Table34.B2" office:value-type="string">
            <text:p text:style-name="Table_20_Contents">43</text:p>
          </table:table-cell>
        </table:table-row>
        <table:table-row>
          <table:table-cell table:style-name="Table34.A2" office:value-type="string">
            <text:p text:style-name="Table_20_Contents">99 .to_i</text:p>
          </table:table-cell>
          <table:table-cell table:style-name="Table34.B2" office:value-type="string">
            <text:p text:style-name="Table_20_Contents">99</text:p>
          </table:table-cell>
        </table:table-row>
        <table:table-row>
          <table:table-cell table:style-name="Table34.A2" office:value-type="string">
            <text:p text:style-name="Table_20_Contents">“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243331856"/>.to_i!<text:alphabetical-index-mark-end text:id="IMark243331856"/>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2">Code</text:p>
          </table:table-cell>
          <table:table-cell table:style-name="Table35.B2" office:value-type="string">
            <text:p text:style-name="P12">Result</text:p>
          </table:table-cell>
        </table:table-row>
        <table:table-row>
          <table:table-cell table:style-name="Table35.A2" office:value-type="string">
            <text:p text:style-name="Table_20_Contents">“43.1” .to_i!</text:p>
          </table:table-cell>
          <table:table-cell table:style-name="Table35.B2" office:value-type="string">
            <text:p text:style-name="Table_20_Contents">43</text:p>
          </table:table-cell>
        </table:table-row>
        <table:table-row>
          <table:table-cell table:style-name="Table35.A2" office:value-type="string">
            <text:p text:style-name="Table_20_Contents">99 .to_i!</text:p>
          </table:table-cell>
          <table:table-cell table:style-name="Table35.B2" office:value-type="string">
            <text:p text:style-name="Table_20_Contents">99</text:p>
          </table:table-cell>
        </table:table-row>
        <table:table-row>
          <table:table-cell table:style-name="Table35.A2" office:value-type="string">
            <text:p text:style-name="Table_20_Contents">“apple” .to_i!</text:p>
          </table:table-cell>
          <table:table-cell table:style-name="Table35.B2" office:value-type="string">
            <text:p text:style-name="P18">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243331856"/>.to_n<text:alphabetical-index-mark-end text:id="IMark243331856"/>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2">Code</text:p>
          </table:table-cell>
          <table:table-cell table:style-name="Table36.B2" office:value-type="string">
            <text:p text:style-name="P12">Result</text:p>
          </table:table-cell>
        </table:table-row>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ext:soft-page-break/>
        <table:table-row>
          <table:table-cell table:style-name="Table36.A2" office:value-type="string">
            <text:p text:style-name="Table_20_Contents">“2” .to_n</text:p>
          </table:table-cell>
          <table:table-cell table:style-name="Table36.B2" office:value-type="string">
            <text:p text:style-name="Table_20_Contents">2</text:p>
          </table:table-cell>
        </table:table-row>
        <table:table-row>
          <table:table-cell table:style-name="Table36.A2" office:value-type="string">
            <text:p text:style-name="Table_20_Contents">“2.0” .to_n</text:p>
          </table:table-cell>
          <table:table-cell table:style-name="Table36.B2" office:value-type="string">
            <text:p text:style-name="Table_20_Contents">2.0</text:p>
          </table:table-cell>
        </table:table-row>
        <table:table-row>
          <table:table-cell table:style-name="Table36.A2" office:value-type="string">
            <text:p text:style-name="Table_20_Contents">“1/2” .to_n</text:p>
          </table:table-cell>
          <table:table-cell table:style-name="Table36.B2" office:value-type="string">
            <text:p text:style-name="Table_20_Contents">1/2</text:p>
          </table:table-cell>
        </table:table-row>
        <table:table-row>
          <table:table-cell table:style-name="Table36.A2" office:value-type="string">
            <text:p text:style-name="Table_20_Contents">“1+2i” .to_n</text:p>
          </table:table-cell>
          <table:table-cell table:style-name="Table36.B2" office:value-type="string">
            <text:p text:style-name="Table_20_Contents">1+2i</text:p>
          </table:table-cell>
        </table:table-row>
        <table:table-row>
          <table:table-cell table:style-name="Table36.A2" office:value-type="string">
            <text:p text:style-name="Table_20_Contents">“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229896524"/>.to_n!<text:alphabetical-index-mark-end text:id="IMark229896524"/>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2">Code</text:p>
          </table:table-cell>
          <table:table-cell table:style-name="Table37.B2" office:value-type="string">
            <text:p text:style-name="P12">Result</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2” .to_n!</text:p>
          </table:table-cell>
          <table:table-cell table:style-name="Table37.B2" office:value-type="string">
            <text:p text:style-name="Table_20_Contents">2</text:p>
          </table:table-cell>
        </table:table-row>
        <table:table-row>
          <table:table-cell table:style-name="Table37.A2" office:value-type="string">
            <text:p text:style-name="Table_20_Contents">“2.0” .to_n!</text:p>
          </table:table-cell>
          <table:table-cell table:style-name="Table37.B2" office:value-type="string">
            <text:p text:style-name="Table_20_Contents">2.0</text:p>
          </table:table-cell>
        </table:table-row>
        <table:table-row>
          <table:table-cell table:style-name="Table37.A2" office:value-type="string">
            <text:p text:style-name="Table_20_Contents">“1/2” .to_n!</text:p>
          </table:table-cell>
          <table:table-cell table:style-name="Table37.B2" office:value-type="string">
            <text:p text:style-name="Table_20_Contents">1/2</text:p>
          </table:table-cell>
        </table:table-row>
        <table:table-row>
          <table:table-cell table:style-name="Table37.A2" office:value-type="string">
            <text:p text:style-name="Table_20_Contents">“1+2i” .to_n!</text:p>
          </table:table-cell>
          <table:table-cell table:style-name="Table37.B2" office:value-type="string">
            <text:p text:style-name="Table_20_Contents">1+2i</text:p>
          </table:table-cell>
        </table:table-row>
        <table:table-row>
          <table:table-cell table:style-name="Table37.A2" office:value-type="string">
            <text:p text:style-name="Table_20_Contents">“apple” .to_n!</text:p>
          </table:table-cell>
          <table:table-cell table:style-name="Table37.B2" office:value-type="string">
            <text:p text:style-name="P18">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229896524"/>.to_r<text:alphabetical-index-mark-end text:id="IMark229896524"/>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2">Code</text:p>
          </table:table-cell>
          <table:table-cell table:style-name="Table38.B2" office:value-type="string">
            <text:p text:style-name="P12">Result</text:p>
          </table:table-cell>
        </table:table-row>
        <table:table-row>
          <table:table-cell table:style-name="Table38.A2" office:value-type="string">
            <text:p text:style-name="Table_20_Contents">2 .to_r</text:p>
          </table:table-cell>
          <table:table-cell table:style-name="Table38.B2" office:value-type="string">
            <text:p text:style-name="Table_20_Contents">2/1</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2.5” .to_r</text:p>
          </table:table-cell>
          <table:table-cell table:style-name="Table38.B2" office:value-type="string">
            <text:p text:style-name="Table_20_Contents">5/2</text:p>
          </table:table-cell>
        </table:table-row>
        <table:table-row>
          <table:table-cell table:style-name="Table38.A2" office:value-type="string">
            <text:p text:style-name="Table_20_Contents">“5/2” .to_r</text:p>
          </table:table-cell>
          <table:table-cell table:style-name="Table38.B2" office:value-type="string">
            <text:p text:style-name="Table_20_Contents">5/2</text:p>
          </table:table-cell>
        </table:table-row>
        <table:table-row>
          <table:table-cell table:style-name="Table38.A2" office:value-type="string">
            <text:p text:style-name="Table_20_Contents">“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229896524"/>.to_r!<text:alphabetical-index-mark-end text:id="IMark229896524"/>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2">Code</text:p>
          </table:table-cell>
          <table:table-cell table:style-name="Table39.B2" office:value-type="string">
            <text:p text:style-name="P12">Result</text:p>
          </table:table-cell>
        </table:table-row>
        <table:table-row>
          <table:table-cell table:style-name="Table39.A2" office:value-type="string">
            <text:p text:style-name="Table_20_Contents">2 .to_r</text:p>
          </table:table-cell>
          <table:table-cell table:style-name="Table39.B2" office:value-type="string">
            <text:p text:style-name="Table_20_Contents">2/1</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2.5” .to_r</text:p>
          </table:table-cell>
          <table:table-cell table:style-name="Table39.B2" office:value-type="string">
            <text:p text:style-name="Table_20_Contents">5/2</text:p>
          </table:table-cell>
        </table:table-row>
        <table:table-row>
          <table:table-cell table:style-name="Table39.A2" office:value-type="string">
            <text:p text:style-name="Table_20_Contents">“5/2” .to_r</text:p>
          </table:table-cell>
          <table:table-cell table:style-name="Table39.B2" office:value-type="string">
            <text:p text:style-name="Table_20_Contents">5/2</text:p>
          </table:table-cell>
        </table:table-row>
        <table:table-row>
          <table:table-cell table:style-name="Table39.A2" office:value-type="string">
            <text:p text:style-name="Table_20_Contents">“apple” .to_r</text:p>
          </table:table-cell>
          <table:table-cell table:style-name="Table39.B2" office:value-type="string">
            <text:p text:style-name="P18">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229896524"/>.to_s<text:alphabetical-index-mark-end text:id="IMark229896524"/>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2">Code</text:p>
          </table:table-cell>
          <table:table-cell table:style-name="Table40.B2" office:value-type="string">
            <text:p text:style-name="P12">Result</text:p>
          </table:table-cell>
        </table:table-row>
        <table:table-row>
          <table:table-cell table:style-name="Table40.A2" office:value-type="string">
            <text:p text:style-name="Table_20_Contents">2 .to_s</text:p>
          </table:table-cell>
          <table:table-cell table:style-name="Table40.B2" office:value-type="string">
            <text:p text:style-name="Table_20_Contents">“2”</text:p>
          </table:table-cell>
        </table:table-row>
        <table:table-row>
          <table:table-cell table:style-name="Table40.A2" office:value-type="string">
            <text:p text:style-name="Table_20_Contents">2.5 .to_s</text:p>
          </table:table-cell>
          <table:table-cell table:style-name="Table40.B2" office:value-type="string">
            <text:p text:style-name="Table_20_Contents">“2.5”</text:p>
          </table:table-cell>
        </table:table-row>
        <table:table-row>
          <table:table-cell table:style-name="Table40.A2" office:value-type="string">
            <text:p text:style-name="Table_20_Contents">“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229896524"/>.to_x<text:alphabetical-index-mark-end text:id="IMark229896524"/>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2">Code</text:p>
          </table:table-cell>
          <table:table-cell table:style-name="Table41.B2" office:value-type="string">
            <text:p text:style-name="P12">Result</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5.2</text:p>
          </table:table-cell>
          <table:table-cell table:style-name="Table41.B2" office:value-type="string">
            <text:p text:style-name="P13">5.2+0i</text:p>
          </table:table-cell>
        </table:table-row>
        <table:table-row>
          <table:table-cell table:style-name="Table41.A2" office:value-type="string">
            <text:p text:style-name="P13">“5”</text:p>
          </table:table-cell>
          <table:table-cell table:style-name="Table41.B2" office:value-type="string">
            <text:p text:style-name="P13">5+0i</text:p>
          </table:table-cell>
        </table:table-row>
        <table:table-row>
          <table:table-cell table:style-name="Table41.A2" office:value-type="string">
            <text:p text:style-name="P13">1+2i</text:p>
          </table:table-cell>
          <table:table-cell table:style-name="Table41.B2" office:value-type="string">
            <text:p text:style-name="P13">1+2i</text:p>
          </table:table-cell>
        </table:table-row>
        <table:table-row>
          <table:table-cell table:style-name="Table41.A2" office:value-type="string">
            <text:p text:style-name="P13">“apple”</text:p>
          </table:table-cell>
          <table:table-cell table:style-name="Table41.B2" office:value-type="string">
            <text:p text:style-name="P13">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229896524"/>.to_x!<text:alphabetical-index-mark-end text:id="IMark229896524"/>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2">Code</text:p>
          </table:table-cell>
          <table:table-cell table:style-name="Table42.B2" office:value-type="string">
            <text:p text:style-name="P12">Result</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5.2</text:p>
          </table:table-cell>
          <table:table-cell table:style-name="Table42.B2" office:value-type="string">
            <text:p text:style-name="P13">5.2+0i</text:p>
          </table:table-cell>
        </table:table-row>
        <table:table-row table:style-name="Table42.1">
          <table:table-cell table:style-name="Table42.A2" office:value-type="string">
            <text:p text:style-name="P13">“5”</text:p>
          </table:table-cell>
          <table:table-cell table:style-name="Table42.B2" office:value-type="string">
            <text:p text:style-name="P13">5+0i</text:p>
          </table:table-cell>
        </table:table-row>
        <table:table-row table:style-name="Table42.1">
          <table:table-cell table:style-name="Table42.A2" office:value-type="string">
            <text:p text:style-name="P13">1+2i</text:p>
          </table:table-cell>
          <table:table-cell table:style-name="Table42.B2" office:value-type="string">
            <text:p text:style-name="P13">1+2i</text:p>
          </table:table-cell>
        </table:table-row>
        <table:table-row table:style-name="Table42.1">
          <table:table-cell table:style-name="Table42.A2" office:value-type="string">
            <text:p text:style-name="P13">“apple”</text:p>
          </table:table-cell>
          <table:table-cell table:style-name="Table42.B2" office:value-type="string">
            <text:p text:style-name="P19">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229896524"/>&lt;&gt;<text:alphabetical-index-mark-end text:id="IMark229896524"/>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229896524"/>=<text:alphabetical-index-mark-end text:id="IMark229896524"/>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229896524"/>^^<text:alphabetical-index-mark-end text:id="IMark229896524"/>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229896524"/>distinct?<text:alphabetical-index-mark-end text:id="IMark229896524"/>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2">Code</text:p>
          </table:table-cell>
          <table:table-cell table:style-name="Table46.B2" office:value-type="string">
            <text:p text:style-name="P12">Result</text:p>
          </table:table-cell>
        </table:table-row>
        <table:table-row table:style-name="Table46.1">
          <table:table-cell table:style-name="Table46.A2" office:value-type="string">
            <text:p text:style-name="P13">4 5 distinct?</text:p>
          </table:table-cell>
          <table:table-cell table:style-name="Table46.B2" office:value-type="string">
            <text:p text:style-name="P13">true</text:p>
          </table:table-cell>
        </table:table-row>
        <table:table-row table:style-name="Table46.1">
          <table:table-cell table:style-name="Table46.A2" office:value-type="string">
            <text:p text:style-name="P13">4 4 distinct?</text:p>
          </table:table-cell>
          <table:table-cell table:style-name="Table46.B2" office:value-type="string">
            <text:p text:style-name="P13">false</text:p>
          </table:table-cell>
        </table:table-row>
        <text:soft-page-break/>
        <table:table-row table:style-name="Table46.1">
          <table:table-cell table:style-name="Table46.A2" office:value-type="string">
            <text:p text:style-name="P13">“hi” dup distinct?</text:p>
          </table:table-cell>
          <table:table-cell table:style-name="Table46.B2" office:value-type="string">
            <text:p text:style-name="P13">false</text:p>
          </table:table-cell>
        </table:table-row>
        <table:table-row table:style-name="Table46.1">
          <table:table-cell table:style-name="Table46.A2" office:value-type="string">
            <text:p text:style-name="P13">“hi” “ho” distinct?</text:p>
          </table:table-cell>
          <table:table-cell table:style-name="Table46.B2" office:value-type="string">
            <text:p text:style-name="P13">true</text:p>
          </table:table-cell>
        </table:table-row>
        <table:table-row table:style-name="Table46.1">
          <table:table-cell table:style-name="Table46.A2" office:value-type="string">
            <text:p text:style-name="P13">“hi” “hi” distinct?</text:p>
          </table:table-cell>
          <table:table-cell table:style-name="Table46.B2" office:value-type="string">
            <text:p text:style-name="P13">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229896524"/>identical?<text:alphabetical-index-mark-end text:id="IMark229896524"/>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2">Code</text:p>
          </table:table-cell>
          <table:table-cell table:style-name="Table47.B2" office:value-type="string">
            <text:p text:style-name="P12">Result</text:p>
          </table:table-cell>
        </table:table-row>
        <table:table-row table:style-name="Table47.1">
          <table:table-cell table:style-name="Table47.A2" office:value-type="string">
            <text:p text:style-name="P13">4 5 identical?</text:p>
          </table:table-cell>
          <table:table-cell table:style-name="Table47.B2" office:value-type="string">
            <text:p text:style-name="P13">false</text:p>
          </table:table-cell>
        </table:table-row>
        <table:table-row table:style-name="Table47.1">
          <table:table-cell table:style-name="Table47.A2" office:value-type="string">
            <text:p text:style-name="P13">4 4 identical?</text:p>
          </table:table-cell>
          <table:table-cell table:style-name="Table47.B2" office:value-type="string">
            <text:p text:style-name="P13">true</text:p>
          </table:table-cell>
        </table:table-row>
        <table:table-row table:style-name="Table47.1">
          <table:table-cell table:style-name="Table47.A2" office:value-type="string">
            <text:p text:style-name="P13">“hi” dup identical?</text:p>
          </table:table-cell>
          <table:table-cell table:style-name="Table47.B2" office:value-type="string">
            <text:p text:style-name="P13">true</text:p>
          </table:table-cell>
        </table:table-row>
        <table:table-row table:style-name="Table47.1">
          <table:table-cell table:style-name="Table47.A2" office:value-type="string">
            <text:p text:style-name="P13">“hi” “ho” identical?</text:p>
          </table:table-cell>
          <table:table-cell table:style-name="Table47.B2" office:value-type="string">
            <text:p text:style-name="P13">false</text:p>
          </table:table-cell>
        </table:table-row>
        <table:table-row table:style-name="Table47.1">
          <table:table-cell table:style-name="Table47.A2" office:value-type="string">
            <text:p text:style-name="P13">“hi” “hi” identical?</text:p>
          </table:table-cell>
          <table:table-cell table:style-name="Table47.B2" office:value-type="string">
            <text:p text:style-name="P13">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229896524"/>max<text:alphabetical-index-mark-end text:id="IMark229896524"/>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2">Code</text:p>
          </table:table-cell>
          <table:table-cell table:style-name="Table48.B2" office:value-type="string">
            <text:p text:style-name="P12">Result</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5” max</text:p>
          </table:table-cell>
          <table:table-cell table:style-name="Table48.B2" office:value-type="string">
            <text:p text:style-name="P13">“5”</text:p>
          </table:table-cell>
        </table:table-row>
        <table:table-row table:style-name="Table48.1">
          <table:table-cell table:style-name="Table48.A2" office:value-type="string">
            <text:p text:style-name="P13">4 2 max</text:p>
          </table:table-cell>
          <table:table-cell table:style-name="Table48.B2" office:value-type="string">
            <text:p text:style-name="P13">4</text:p>
          </table:table-cell>
        </table:table-row>
        <table:table-row table:style-name="Table48.1">
          <table:table-cell table:style-name="Table48.A2" office:value-type="string">
            <text:p text:style-name="P13">4 “apple” max</text:p>
          </table:table-cell>
          <table:table-cell table:style-name="Table48.B2" office:value-type="string">
            <text:p text:style-name="P19">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229896524"/>min<text:alphabetical-index-mark-end text:id="IMark22989652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2">Code</text:p>
          </table:table-cell>
          <table:table-cell table:style-name="Table49.B2" office:value-type="string">
            <text:p text:style-name="P12">Result</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able:table-row table:style-name="Table49.1">
          <table:table-cell table:style-name="Table49.A2" office:value-type="string">
            <text:p text:style-name="P13">4 “5” min</text:p>
          </table:table-cell>
          <table:table-cell table:style-name="Table49.B2" office:value-type="string">
            <text:p text:style-name="P13">4</text:p>
          </table:table-cell>
        </table:table-row>
        <text:soft-page-break/>
        <table:table-row table:style-name="Table49.1">
          <table:table-cell table:style-name="Table49.A2" office:value-type="string">
            <text:p text:style-name="P13">4 2 min</text:p>
          </table:table-cell>
          <table:table-cell table:style-name="Table49.B2" office:value-type="string">
            <text:p text:style-name="P13">2</text:p>
          </table:table-cell>
        </table:table-row>
        <table:table-row table:style-name="Table49.1">
          <table:table-cell table:style-name="Table49.A2" office:value-type="string">
            <text:p text:style-name="P13">4 “apple” min</text:p>
          </table:table-cell>
          <table:table-cell table:style-name="Table49.B2" office:value-type="string">
            <text:p text:style-name="P19">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229896524"/>nil&lt;&gt;<text:alphabetical-index-mark-end text:id="IMark229896524"/>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229896524"/>nil=<text:alphabetical-index-mark-end text:id="IMark22989652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229896524"/>not<text:alphabetical-index-mark-end text:id="IMark22989652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229896524"/>||<text:alphabetical-index-mark-end text:id="IMark229896524"/>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6854696"/>OutStream<text:alphabetical-index-mark-end text:id="IMark156854696"/></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
      <text:h text:style-name="Heading_20_2" text:outline-level="2">Instance Methods</text:h>
      <text:p text:style-name="Text_20_body"/>
      <text:h text:style-name="Heading_20_2" text:outline-level="2">Class Stubs</text:h>
      <text:p text:style-name="Text_20_body">.new</text:p>
      <text:h text:style-name="Heading_20_2" text:outline-level="2">See Also</text:h>
      <text:p text:style-name="Text_20_body"/>
      <text:h text:style-name="Heading_20_1" text:outline-level="1"><text:alphabetical-index-mark-start text:id="IMark156854696"/>Procedure<text:alphabetical-index-mark-end text:id="IMark156854696"/></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56854696"/>Queue<text:alphabetical-index-mark-end text:id="IMark156854696"/></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6854696"/>Rational<text:alphabetical-index-mark-end text:id="IMark156854696"/></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39" text:note-class="footnote"><text:note-citation>41</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1">Literal<text:note text:id="ftn40" text:note-class="footnote"><text:note-citation>42</text:note-citation><text:note-body><text:p text:style-name="Footnote">No spaces are permitted within the literal.</text:p></text:note-body></text:note></text:p>
          </table:table-cell>
          <table:table-cell table:style-name="Table6.B1" office:value-type="string">
            <text:p text:style-name="P11">Value<text:note text:id="ftn41" text:note-class="footnote"><text:note-citation>4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0">1/2</text:p>
          </table:table-cell>
          <table:table-cell table:style-name="Table6.B2" office:value-type="string">
            <text:p text:style-name="P10">1/2</text:p>
          </table:table-cell>
        </table:table-row>
        <table:table-row>
          <table:table-cell table:style-name="Table6.A2" office:value-type="string">
            <text:p text:style-name="P20">1.2/3</text:p>
          </table:table-cell>
          <table:table-cell table:style-name="Table6.B2" office:value-type="string">
            <text:p text:style-name="P10">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6854744"/>.split<text:alphabetical-index-mark-end text:id="IMark156854744"/>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2">Code</text:p>
          </table:table-cell>
          <table:table-cell table:style-name="Table18.B2" office:value-type="string">
            <text:p text:style-name="P12">Result</text:p>
          </table:table-cell>
        </table:table-row>
        <table:table-row table:style-name="Table18.1">
          <table:table-cell table:style-name="Table18.A2" office:value-type="string">
            <text:p text:style-name="P13">1/2 .split</text:p>
          </table:table-cell>
          <table:table-cell table:style-name="Table18.B2" office:value-type="string">
            <text:p text:style-name="P13">1 <text:s/>2</text:p>
          </table:table-cell>
        </table:table-row>
        <table:table-row table:style-name="Table18.1">
          <table:table-cell table:style-name="Table18.A2" office:value-type="string">
            <text:p text:style-name="P13">3/4 .split</text:p>
          </table:table-cell>
          <table:table-cell table:style-name="Table18.B2" office:value-type="string">
            <text:p text:style-name="P13">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6852584"/>Stack<text:alphabetical-index-mark-end text:id="IMark156852584"/></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h text:style-name="Heading_20_2" text:outline-level="2">See Also</text:h>
      <text:p text:style-name="Text_20_body"/>
      <text:p text:style-name="Text_20_body"/>
      <text:h text:style-name="Heading_20_1" text:outline-level="1"><text:alphabetical-index-mark-start text:id="IMark156852584"/>String<text:alphabetical-index-mark-end text:id="IMark156852584"/></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h text:style-name="Heading_20_2" text:outline-level="2">See Also</text:h>
      <text:p text:style-name="Text_20_body">In VirtualMachine see:</text:p>
      <text:p text:style-name="Code">.each{ <text:s text:c="4"/>load”</text:p>
      <text:p text:style-name="Text_20_body"/>
      <text:p text:style-name="Text_20_body"/>
      <text:p text:style-name="Text_20_body"/>
      <text:p text:style-name="Text_20_body"/>
      <text:h text:style-name="Heading_20_1" text:outline-level="1"><text:alphabetical-index-mark-start text:id="IMark156852584"/>Thread<text:alphabetical-index-mark-end text:id="IMark156852584"/></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h text:style-name="Heading_20_2" text:outline-level="2">Instance Methods</text:h>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6852584"/><text:alphabetical-index-mark-start text:id="IMark156852536"/><text:alphabetical-index-mark-start text:id="IMark156852488"/>TrueClass<text:alphabetical-index-mark-end text:id="IMark156852488"/><text:alphabetical-index-mark-end text:id="IMark156852536"/><text:alphabetical-index-mark-end text:id="IMark156852584"/></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33"/>
      <text:h text:style-name="Heading_20_1" text:outline-level="1"><text:alphabetical-index-mark-start text:id="IMark156852584"/>VirtualMachine<text:alphabetical-index-mark-end text:id="IMark156852584"/></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6852584"/>Commands<text:alphabetical-index-mark-end text:id="IMark156852584"/></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entries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42" text:note-class="footnote"><text:note-citation>44</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1">Expression Character</text:p>
          </table:table-cell>
          <table:table-cell table:style-name="Table4.B1" office:value-type="string">
            <text:p text:style-name="P12">Description</text:p>
          </table:table-cell>
        </table:table-row>
        <table:table-row>
          <table:table-cell table:style-name="Table4.A2" office:value-type="string">
            <text:p text:style-name="P15">.</text:p>
          </table:table-cell>
          <table:table-cell table:style-name="Table4.B2" office:value-type="string">
            <text:p text:style-name="P13">Any character except newline</text:p>
          </table:table-cell>
        </table:table-row>
        <table:table-row>
          <table:table-cell table:style-name="Table4.A2" office:value-type="string">
            <text:p text:style-name="P15">[A-Z]</text:p>
          </table:table-cell>
          <table:table-cell table:style-name="Table4.B2" office:value-type="string">
            <text:p text:style-name="P13">Any uppercase alphabetical character.</text:p>
          </table:table-cell>
        </table:table-row>
        <table:table-row>
          <table:table-cell table:style-name="Table4.A2" office:value-type="string">
            <text:p text:style-name="P15">[A-Za-z0-9_]</text:p>
          </table:table-cell>
          <table:table-cell table:style-name="Table4.B2" office:value-type="string">
            <text:p text:style-name="P13">Any alphanumeric or underscore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text:p>
          </table:table-cell>
          <table:table-cell table:style-name="Table4.B2" office:value-type="string">
            <text:p text:style-name="P13">A single '$' character.</text:p>
          </table:table-cell>
        </table:table-row>
        <table:table-row>
          <table:table-cell table:style-name="Table4.A2" office:value-type="string">
            <text:p text:style-name="P15">\d</text:p>
          </table:table-cell>
          <table:table-cell table:style-name="Table4.B2" office:value-type="string">
            <text:p text:style-name="P13">A digit (0..9)</text:p>
          </table:table-cell>
        </table:table-row>
        <table:table-row>
          <table:table-cell table:style-name="Table4.A2" office:value-type="string">
            <text:p text:style-name="P15">X*</text:p>
          </table:table-cell>
          <table:table-cell table:style-name="Table4.B2" office:value-type="string">
            <text:p text:style-name="P13">0 or more repetitions of the X expression.</text:p>
          </table:table-cell>
        </table:table-row>
        <table:table-row>
          <table:table-cell table:style-name="Table4.A2" office:value-type="string">
            <text:p text:style-name="P15">X+</text:p>
          </table:table-cell>
          <table:table-cell table:style-name="Table4.B2" office:value-type="string">
            <text:p text:style-name="P13">1 or more repetitions of the X expression.</text:p>
          </table:table-cell>
        </table:table-row>
        <table:table-row>
          <table:table-cell table:style-name="Table4.A2" office:value-type="string">
            <text:p text:style-name="P15">^</text:p>
          </table:table-cell>
          <table:table-cell table:style-name="Table4.B2" office:value-type="string">
            <text:p text:style-name="P13">The beginning of the line or string.</text:p>
          </table:table-cell>
        </table:table-row>
        <table:table-row>
          <table:table-cell table:style-name="Table4.A2" office:value-type="string">
            <text:p text:style-name="P15">$</text:p>
          </table:table-cell>
          <table:table-cell table:style-name="Table4.B2" office:value-type="string">
            <text:p text:style-name="P13">The end of the line or string</text:p>
          </table:table-cell>
        </table:table-row>
        <table:table-row>
          <table:table-cell table:style-name="Table4.A2" office:value-type="string">
            <text:p text:style-name="P14">other</text:p>
          </table:table-cell>
          <table:table-cell table:style-name="Table4.B2" office:value-type="string">
            <text:p text:style-name="P13">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44">A</text:p>
          <text:p text:style-name="P43">again<text:tab/>24</text:p>
          <text:p text:style-name="P43">Array<text:tab/>36</text:p>
          <text:p text:style-name="P44">B</text:p>
          <text:p text:style-name="P43">begin<text:tab/>24</text:p>
          <text:p text:style-name="P44">C</text:p>
          <text:p text:style-name="P43">Class<text:tab/>37</text:p>
          <text:p text:style-name="P43">Classes<text:tab/>29</text:p>
          <text:p text:style-name="P43">Commands<text:tab/>73</text:p>
          <text:p text:style-name="P43">Complex<text:tab/>38</text:p>
          <text:p text:style-name="P44">D</text:p>
          <text:p text:style-name="P43">Declarations<text:tab/>25</text:p>
          <text:p text:style-name="P43">Demo.rb<text:tab/>11</text:p>
          <text:p text:style-name="P43">distinct?<text:tab/>59</text:p>
          <text:p text:style-name="P43">do<text:tab/>22</text:p>
          <text:p text:style-name="P43">do_map_name<text:tab/>33</text:p>
          <text:p text:style-name="P43">drop<text:tab/>18</text:p>
          <text:p text:style-name="P43">Duck Typing<text:tab/>25</text:p>
          <text:p text:style-name="P43">dup<text:tab/>18</text:p>
          <text:p text:style-name="P44">E</text:p>
          <text:p text:style-name="P43">Exception<text:tab/>40</text:p>
          <text:p text:style-name="P44">F</text:p>
          <text:p text:style-name="P43">FalseClass<text:tab/>41</text:p>
          <text:p text:style-name="P43">Float<text:tab/>43</text:p>
          <text:p text:style-name="P44">H</text:p>
          <text:p text:style-name="P43">Hash<text:tab/>44</text:p>
          <text:p text:style-name="P44">I</text:p>
          <text:p text:style-name="P43">i<text:tab/>22</text:p>
          <text:p text:style-name="P43">identical?<text:tab/>60</text:p>
          <text:p text:style-name="P43">if<text:tab/>20</text:p>
          <text:p text:style-name="P43">Inheritance<text:tab/>30</text:p>
          <text:p text:style-name="P43">inst:<text:tab/>53</text:p>
          <text:p text:style-name="P43">InStream<text:tab/>45</text:p>
          <text:p text:style-name="P43">Integer<text:tab/>46</text:p>
          <text:p text:style-name="P44">J</text:p>
          <text:p text:style-name="P43">j<text:tab/>22</text:p>
          <text:p text:style-name="P44">L</text:p>
          <text:p text:style-name="P43">Late Binding<text:tab/>30</text:p>
          <text:p text:style-name="P43">local:<text:tab/>53</text:p>
          <text:p text:style-name="P43">loop<text:tab/>22</text:p>
          <text:p text:style-name="P44">M</text:p>
          <text:p text:style-name="P43">max<text:tab/>60</text:p>
          <text:p text:style-name="P43">MaxNumeric<text:tab/>48</text:p>
          <text:p text:style-name="P43">Method Mapping<text:tab/>31</text:p>
          <text:p text:style-name="P43">Methods<text:tab/>30</text:p>
          <text:p text:style-name="P43">min<text:tab/>60</text:p>
          <text:p text:style-name="P43">MinNumeric<text:tab/>49</text:p>
          <text:p text:style-name="P43">Mutation<text:tab/>27</text:p>
          <text:p text:style-name="P44">N</text:p>
          <text:p text:style-name="P43">nil&lt;&gt;<text:tab/>61</text:p>
          <text:p text:style-name="P43">nil=<text:tab/>61</text:p>
          <text:p text:style-name="P43">NilClass<text:tab/>50</text:p>
          <text:p text:style-name="P43">nip<text:tab/>18</text:p>
          <text:p text:style-name="P43">not<text:tab/>61</text:p>
          <text:p text:style-name="P43">Numeric<text:tab/>51</text:p>
          <text:p text:style-name="P44">O</text:p>
          <text:p text:style-name="P43">Object<text:tab/>52</text:p>
          <text:p text:style-name="P43">OutStream<text:tab/>62</text:p>
          <text:p text:style-name="P43">over<text:tab/>18</text:p>
          <text:p text:style-name="P44">P</text:p>
          <text:p text:style-name="P43">pick<text:tab/>18</text:p>
          <text:p text:style-name="P43">Polymorphism<text:tab/>30</text:p>
          <text:p text:style-name="P43">Procedure<text:tab/>63</text:p>
          <text:p text:style-name="P44">Q</text:p>
          <text:p text:style-name="P43">Queue<text:tab/>64</text:p>
          <text:p text:style-name="P44">R</text:p>
          <text:p text:style-name="P43">Rake<text:tab/>11</text:p>
          <text:p text:style-name="P43">Rational<text:tab/>65</text:p>
          <text:p text:style-name="P43">Referencing<text:tab/>26</text:p>
          <text:p text:style-name="P43">repeat<text:tab/>24</text:p>
          <text:p text:style-name="P43">Routing<text:tab/>32</text:p>
          <text:p text:style-name="P44">S</text:p>
          <text:p text:style-name="P43">Scoping<text:tab/>25</text:p>
          <text:p text:style-name="P43">Stack<text:tab/>67</text:p>
          <text:p text:style-name="P43">String<text:tab/>68</text:p>
          <text:p text:style-name="P43">super<text:tab/>53</text:p>
          <text:p text:style-name="P43">swap<text:tab/>19</text:p>
          <text:p text:style-name="P43">switch<text:tab/>20</text:p>
          <text:p text:style-name="P43">SymbolMap<text:tab/>31</text:p>
          <text:p text:style-name="P44">T</text:p>
          <text:p text:style-name="P43">Thanks<text:tab/>9</text:p>
          <text:p text:style-name="P43">Thread<text:tab/>69</text:p>
          <text:p text:style-name="P43">TrueClass<text:tab/>70</text:p>
          <text:p text:style-name="P43">tuck<text:tab/>19</text:p>
          <text:p text:style-name="P43">Typing<text:tab/>25</text:p>
          <text:p text:style-name="P44">U</text:p>
          <text:p text:style-name="P43">until<text:tab/>24</text:p>
          <text:p text:style-name="P44">V</text:p>
          <text:p text:style-name="P43">val:<text:tab/>25</text:p>
          <text:p text:style-name="P43">val@:<text:tab/>26</text:p>
          <text:p text:style-name="P43">val#:<text:tab/>26</text:p>
          <text:p text:style-name="P43">val$:<text:tab/>26</text:p>
          <text:p text:style-name="P43">var:<text:tab/>25</text:p>
          <text:p text:style-name="P43">var@:<text:tab/>26</text:p>
          <text:p text:style-name="P43">var#:<text:tab/>26</text:p>
          <text:p text:style-name="P43">var$:<text:tab/>26</text:p>
          <text:p text:style-name="P43">VirtualMachine<text:tab/>71</text:p>
          <text:p text:style-name="P44">^</text:p>
          <text:p text:style-name="P43">^^<text:tab/>41, 50, 59</text:p>
          <text:p text:style-name="P44">-</text:p>
          <text:p text:style-name="P43">-i<text:tab/>22</text:p>
          <text:p text:style-name="P43">-j<text:tab/>22</text:p>
          <text:p text:style-name="P44">;</text:p>
          <text:p text:style-name="P43">;<text:tab/>53</text:p>
          <text:p text:style-name="P44">:</text:p>
          <text:p text:style-name="P43">:<text:tab/>32</text:p>
          <text:p text:style-name="P44">.</text:p>
          <text:p text:style-name="P43">.<text:tab/>52</text:p>
          <text:p text:style-name="P43">.:<text:tab/>32</text:p>
          <text:p text:style-name="P43">.::<text:tab/>32, 53</text:p>
          <text:p text:style-name="P43">.cbrt<text:tab/>39</text:p>
          <text:p text:style-name="P43">.class<text:tab/>53</text:p>
          <text:p text:style-name="P43">.clone<text:tab/>54</text:p>
          <text:p text:style-name="P43">.copy<text:tab/>54</text:p>
          <text:p text:style-name="P43">.e**<text:tab/>39</text:p>
          <text:p text:style-name="P43">.init<text:tab/>26, 54</text:p>
          <text:p text:style-name="P43">.is_class?<text:tab/>54</text:p>
          <text:p text:style-name="P43">.name<text:tab/>55</text:p>
          <text:p text:style-name="P43">.split<text:tab/>39, 65</text:p>
          <text:p text:style-name="P43">.sqrt<text:tab/>39</text:p>
          <text:p text:style-name="P43">.strlen<text:tab/>55</text:p>
          <text:p text:style-name="P43">.to_f<text:tab/>55</text:p>
          <text:p text:style-name="P43">.to_f!<text:tab/>56</text:p>
          <text:p text:style-name="P43">.to_i<text:tab/>56</text:p>
          <text:p text:style-name="P43">.to_i!<text:tab/>56</text:p>
          <text:p text:style-name="P43">.to_n<text:tab/>56</text:p>
          <text:p text:style-name="P43">.to_n!<text:tab/>57</text:p>
          <text:p text:style-name="P43">.to_r<text:tab/>57</text:p>
          <text:p text:style-name="P43">.to_r!<text:tab/>58</text:p>
          <text:p text:style-name="P43">.to_s<text:tab/>58</text:p>
          <text:p text:style-name="P43">.to_x<text:tab/>58</text:p>
          <text:p text:style-name="P43">.to_x!<text:tab/>59</text:p>
          <text:p text:style-name="P44">)</text:p>
          <text:p text:style-name="P43">)methods<text:tab/>52</text:p>
          <text:p text:style-name="P44">&amp;</text:p>
          <text:p text:style-name="P43">&amp;&amp;<text:tab/>41, 50, 52</text:p>
          <text:p text:style-name="P44">+</text:p>
          <text:p text:style-name="P43">+loop<text:tab/>22</text:p>
          <text:p text:style-name="P44">&lt;</text:p>
          <text:p text:style-name="P43">&lt;&gt;<text:tab/>59</text:p>
          <text:p text:style-name="P44">=</text:p>
          <text:p text:style-name="P43">=<text:tab/>59</text:p>
          <text:p text:style-name="P44">|</text:p>
          <text:p text:style-name="P43">||<text:tab/>41, 50, 61</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0</text:page-number> of <text:page-count>79</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4DT11H37M37S</meta:editing-duration>
    <meta:editing-cycles>1153</meta:editing-cycles>
    <meta:generator>OpenOffice/4.1.1$Win32 OpenOffice.org_project/411m6$Build-9775</meta:generator>
    <dc:date>2015-03-18T15:12:56.46</dc:date>
    <dc:creator>Peter Camilleri</dc:creator>
    <meta:printed-by>Peter Camilleri</meta:printed-by>
    <meta:print-date>2015-02-10T10:49:15.76</meta:print-date>
    <meta:document-statistic meta:table-count="56" meta:image-count="0" meta:object-count="0" meta:page-count="79" meta:paragraph-count="1941" meta:word-count="13096" meta:character-count="79336"/>
    <meta:template xlink:type="simple" xlink:actuate="onRequest" xlink:title="MyDefault" xlink:href="../../../../OpenOffice.org/3/user/template/MyDefault.ott" meta:date="2014-06-26T22:09:00.24"/>
  </office:meta>
</office:document-meta>
</file>